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SWN3</text:p>
          </table:table-cell>
          <table:table-cell office:value-type="string">
            <text:p>Nanger</text:p>
          </table:table-cell>
          <table:table-cell office:value-type="string">
            <text:p>Nanticipation</text:p>
          </table:table-cell>
          <table:table-cell office:value-type="string">
            <text:p>Ndisgust</text:p>
          </table:table-cell>
          <table:table-cell office:value-type="string">
            <text:p>Nfear</text:p>
          </table:table-cell>
          <table:table-cell office:value-type="string">
            <text:p>Njoy</text:p>
          </table:table-cell>
          <table:table-cell office:value-type="string">
            <text:p>Nnegative</text:p>
          </table:table-cell>
          <table:table-cell office:value-type="string">
            <text:p>Npositive</text:p>
          </table:table-cell>
          <table:table-cell office:value-type="string">
            <text:p>Nsadness</text:p>
          </table:table-cell>
          <table:table-cell office:value-type="string">
            <text:p>Nsurprise</text:p>
          </table:table-cell>
          <table:table-cell office:value-type="string">
            <text:p>Ntrust</text:p>
          </table:table-cell>
          <table:table-cell office:value-type="string">
            <text:p>AFINN</text:p>
          </table:table-cell>
          <table:table-cell office:value-type="string">
            <text:p>OPFIND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bandon</text:p>
          </table:table-cell>
          <table:table-cell office:value-type="float" office:value="-0.130859375">
            <text:p>-0.13085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abandoned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abhor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abhorrent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ability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absentee</text:p>
          </table:table-cell>
          <table:table-cell office:value-type="float" office:value="-0.625">
            <text:p>-0.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abuse</text:p>
          </table:table-cell>
          <table:table-cell office:value-type="float" office:value="-0.51171875">
            <text:p>-0.5117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accept</text:p>
          </table:table-cell>
          <table:table-cell office:value-type="float" office:value="0.0668945313">
            <text:p>0.066894531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accidental</text:p>
          </table:table-cell>
          <table:table-cell office:value-type="float" office:value="-0.125">
            <text:p>-0.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accusation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accusing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ache</text:p>
          </table:table-cell>
          <table:table-cell office:value-type="float" office:value="-0.34375">
            <text:p>-0.3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active</text:p>
          </table:table-cell>
          <table:table-cell office:value-type="float" office:value="0.1910533905">
            <text:p>0.191053390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adequate</text:p>
          </table:table-cell>
          <table:table-cell office:value-type="float" office:value="0.03125">
            <text:p>0.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admire</text:p>
          </table:table-cell>
          <table:table-cell office:value-type="float" office:value="0.5625">
            <text:p>0.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admit</text:p>
          </table:table-cell>
          <table:table-cell office:value-type="float" office:value="0.0009765625">
            <text:p>0.000976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adorable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adore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advanced</text:p>
          </table:table-cell>
          <table:table-cell office:value-type="float" office:value="0.2529296875">
            <text:p>0.2529296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advantage</text:p>
          </table:table-cell>
          <table:table-cell office:value-type="float" office:value="0.203125">
            <text:p>0.2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adventure</text:p>
          </table:table-cell>
          <table:table-cell office:value-type="float" office:value="0.03125">
            <text:p>0.0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adventurous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affection</text:p>
          </table:table-cell>
          <table:table-cell office:value-type="float" office:value="0.375">
            <text:p>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string">
            <text:p>afraid</text:p>
          </table:table-cell>
          <table:table-cell office:value-type="float" office:value="-0.53125">
            <text:p>-0.5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aggravating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aggression</text:p>
          </table:table-cell>
          <table:table-cell office:value-type="float" office:value="-0.21875">
            <text:p>-0.21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aggressive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aghast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agonizing</text:p>
          </table:table-cell>
          <table:table-cell office:value-type="float" office:value="-0.5">
            <text:p>-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string">
            <text:p>agree</text:p>
          </table:table-cell>
          <table:table-cell office:value-type="float" office:value="0.107421875">
            <text:p>0.10742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agreeable</text:p>
          </table:table-cell>
          <table:table-cell office:value-type="float" office:value="0.15625">
            <text:p>0.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agreement</text:p>
          </table:table-cell>
          <table:table-cell office:value-type="float" office:value="0.0625">
            <text:p>0.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string">
            <text:p>alarm</text:p>
          </table:table-cell>
          <table:table-cell office:value-type="float" office:value="0.015625">
            <text:p>0.0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string">
            <text:p>alienation</text:p>
          </table:table-cell>
          <table:table-cell office:value-type="float" office:value="-0.3125">
            <text:p>-0.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office:value-type="string">
            <text:p>amaze</text:p>
          </table:table-cell>
          <table:table-cell office:value-type="float" office:value="-0.1875">
            <text:p>-0.187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amuse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amusement</text:p>
          </table:table-cell>
          <table:table-cell office:value-type="float" office:value="-0.1875">
            <text:p>-0.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688">
            <text:p>5688</text:p>
          </table:table-cell>
          <table:table-cell office:value-type="string">
            <text:p>anger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office:value-type="string">
            <text:p>angry</text:p>
          </table:table-cell>
          <table:table-cell office:value-type="float" office:value="-0.46875">
            <text:p>-0.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823">
            <text:p>5823</text:p>
          </table:table-cell>
          <table:table-cell office:value-type="string">
            <text:p>anguish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928">
            <text:p>5928</text:p>
          </table:table-cell>
          <table:table-cell office:value-type="string">
            <text:p>animosity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office:value-type="string">
            <text:p>annoyance</text:p>
          </table:table-cell>
          <table:table-cell office:value-type="float" office:value="-0.234375">
            <text:p>-0.23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office:value-type="string">
            <text:p>annoying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antagonistic</text:p>
          </table:table-cell>
          <table:table-cell office:value-type="float" office:value="-0.34375">
            <text:p>-0.3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anxiety</text:p>
          </table:table-cell>
          <table:table-cell office:value-type="float" office:value="-0.375">
            <text:p>-0.3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anxious</text:p>
          </table:table-cell>
          <table:table-cell office:value-type="float" office:value="-0.1875">
            <text:p>-0.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79">
            <text:p>6779</text:p>
          </table:table-cell>
          <table:table-cell office:value-type="string">
            <text:p>apathetic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apathy</text:p>
          </table:table-cell>
          <table:table-cell office:value-type="float" office:value="-0.4375">
            <text:p>-0.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03">
            <text:p>6903</text:p>
          </table:table-cell>
          <table:table-cell office:value-type="string">
            <text:p>apocalyptic</text:p>
          </table:table-cell>
          <table:table-cell office:value-type="float" office:value="-0.125">
            <text:p>-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appalling</text:p>
          </table:table-cell>
          <table:table-cell office:value-type="float" office:value="-0.1875">
            <text:p>-0.18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string">
            <text:p>appease</text:p>
          </table:table-cell>
          <table:table-cell office:value-type="float" office:value="0.34375">
            <text:p>0.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string">
            <text:p>appreciation</text:p>
          </table:table-cell>
          <table:table-cell office:value-type="float" office:value="0.171875">
            <text:p>0.17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string">
            <text:p>apprehensive</text:p>
          </table:table-cell>
          <table:table-cell office:value-type="float" office:value="-0.125">
            <text:p>-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string">
            <text:p>approval</text:p>
          </table:table-cell>
          <table:table-cell office:value-type="float" office:value="0.390625">
            <text:p>0.39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713">
            <text:p>7713</text:p>
          </table:table-cell>
          <table:table-cell office:value-type="string">
            <text:p>ardent</text:p>
          </table:table-cell>
          <table:table-cell office:value-type="float" office:value="0.09375">
            <text:p>0.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office:value-type="string">
            <text:p>arrogant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ashamed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673">
            <text:p>9673</text:p>
          </table:table-cell>
          <table:table-cell office:value-type="string">
            <text:p>attack</text:p>
          </table:table-cell>
          <table:table-cell office:value-type="float" office:value="-0.2530517578">
            <text:p>-0.25305175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758">
            <text:p>9758</text:p>
          </table:table-cell>
          <table:table-cell office:value-type="string">
            <text:p>attraction</text:p>
          </table:table-cell>
          <table:table-cell office:value-type="float" office:value="0.0234375">
            <text:p>0.0234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809">
            <text:p>9809</text:p>
          </table:table-cell>
          <table:table-cell office:value-type="string">
            <text:p>audacious</text:p>
          </table:table-cell>
          <table:table-cell office:value-type="float" office:value="0.34375">
            <text:p>0.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372">
            <text:p>10372</text:p>
          </table:table-cell>
          <table:table-cell office:value-type="string">
            <text:p>avid</text:p>
          </table:table-cell>
          <table:table-cell office:value-type="float" office:value="0.3125">
            <text:p>0.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397">
            <text:p>10397</text:p>
          </table:table-cell>
          <table:table-cell office:value-type="string">
            <text:p>avoid</text:p>
          </table:table-cell>
          <table:table-cell office:value-type="float" office:value="-0.1953125">
            <text:p>-0.195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424">
            <text:p>10424</text:p>
          </table:table-cell>
          <table:table-cell office:value-type="string">
            <text:p>award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446">
            <text:p>10446</text:p>
          </table:table-cell>
          <table:table-cell office:value-type="string">
            <text:p>awful</text:p>
          </table:table-cell>
          <table:table-cell office:value-type="float" office:value="0.0546875">
            <text:p>0.05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940">
            <text:p>10940</text:p>
          </table:table-cell>
          <table:table-cell office:value-type="string">
            <text:p>bad</text:p>
          </table:table-cell>
          <table:table-cell office:value-type="float" office:value="-0.2861785889">
            <text:p>-0.28617858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973">
            <text:p>10973</text:p>
          </table:table-cell>
          <table:table-cell office:value-type="string">
            <text:p>badly</text:p>
          </table:table-cell>
          <table:table-cell office:value-type="float" office:value="-0.1752929688">
            <text:p>-0.17529296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523">
            <text:p>11523</text:p>
          </table:table-cell>
          <table:table-cell office:value-type="string">
            <text:p>bankrupt</text:p>
          </table:table-cell>
          <table:table-cell office:value-type="float" office:value="-0.09375">
            <text:p>-0.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718">
            <text:p>11718</text:p>
          </table:table-cell>
          <table:table-cell office:value-type="string">
            <text:p>bargain</text:p>
          </table:table-cell>
          <table:table-cell office:value-type="float" office:value="0.0625">
            <text:p>0.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145">
            <text:p>12145</text:p>
          </table:table-cell>
          <table:table-cell office:value-type="string">
            <text:p>bastard</text:p>
          </table:table-cell>
          <table:table-cell office:value-type="float" office:value="-0.328125">
            <text:p>-0.328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289">
            <text:p>12289</text:p>
          </table:table-cell>
          <table:table-cell office:value-type="string">
            <text:p>battle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721">
            <text:p>12721</text:p>
          </table:table-cell>
          <table:table-cell office:value-type="string">
            <text:p>beautiful</text:p>
          </table:table-cell>
          <table:table-cell office:value-type="float" office:value="0.6875">
            <text:p>0.6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723">
            <text:p>12723</text:p>
          </table:table-cell>
          <table:table-cell office:value-type="string">
            <text:p>beautify</text:p>
          </table:table-cell>
          <table:table-cell office:value-type="float" office:value="0.3125">
            <text:p>0.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125">
            <text:p>13125</text:p>
          </table:table-cell>
          <table:table-cell office:value-type="string">
            <text:p>belittle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47">
            <text:p>13347</text:p>
          </table:table-cell>
          <table:table-cell office:value-type="string">
            <text:p>benefit</text:p>
          </table:table-cell>
          <table:table-cell office:value-type="float" office:value="0.53125">
            <text:p>0.5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708">
            <text:p>13708</text:p>
          </table:table-cell>
          <table:table-cell office:value-type="string">
            <text:p>betray</text:p>
          </table:table-cell>
          <table:table-cell office:value-type="float" office:value="-0.4609375">
            <text:p>-0.4609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709">
            <text:p>13709</text:p>
          </table:table-cell>
          <table:table-cell office:value-type="string">
            <text:p>betrayal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820">
            <text:p>13820</text:p>
          </table:table-cell>
          <table:table-cell office:value-type="string">
            <text:p>bias</text:p>
          </table:table-cell>
          <table:table-cell office:value-type="float" office:value="0.0390625">
            <text:p>0.0390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571">
            <text:p>14571</text:p>
          </table:table-cell>
          <table:table-cell office:value-type="string">
            <text:p>bitch</text:p>
          </table:table-cell>
          <table:table-cell office:value-type="float" office:value="-0.33984375">
            <text:p>-0.3398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623">
            <text:p>14623</text:p>
          </table:table-cell>
          <table:table-cell office:value-type="string">
            <text:p>bitterly</text:p>
          </table:table-cell>
          <table:table-cell office:value-type="float" office:value="-0.21875">
            <text:p>-0.2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658">
            <text:p>14658</text:p>
          </table:table-cell>
          <table:table-cell office:value-type="string">
            <text:p>bizarre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991">
            <text:p>14991</text:p>
          </table:table-cell>
          <table:table-cell office:value-type="string">
            <text:p>blame</text:p>
          </table:table-cell>
          <table:table-cell office:value-type="float" office:value="-0.3046875">
            <text:p>-0.30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5176">
            <text:p>15176</text:p>
          </table:table-cell>
          <table:table-cell office:value-type="string">
            <text:p>bless</text:p>
          </table:table-cell>
          <table:table-cell office:value-type="float" office:value="-0.125">
            <text:p>-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5185">
            <text:p>15185</text:p>
          </table:table-cell>
          <table:table-cell office:value-type="string">
            <text:p>blessing</text:p>
          </table:table-cell>
          <table:table-cell office:value-type="float" office:value="0.171875">
            <text:p>0.17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5208">
            <text:p>15208</text:p>
          </table:table-cell>
          <table:table-cell office:value-type="string">
            <text:p>blind</text:p>
          </table:table-cell>
          <table:table-cell office:value-type="float" office:value="-0.3071289063">
            <text:p>-0.30712890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5253">
            <text:p>15253</text:p>
          </table:table-cell>
          <table:table-cell office:value-type="string">
            <text:p>bliss</text:p>
          </table:table-cell>
          <table:table-cell office:value-type="float" office:value="-0.375">
            <text:p>-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5254">
            <text:p>15254</text:p>
          </table:table-cell>
          <table:table-cell office:value-type="string">
            <text:p>blissful</text:p>
          </table:table-cell>
          <table:table-cell office:value-type="float" office:value="-0.125">
            <text:p>-0.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5286">
            <text:p>15286</text:p>
          </table:table-cell>
          <table:table-cell office:value-type="string">
            <text:p>block</text:p>
          </table:table-cell>
          <table:table-cell office:value-type="float" office:value="-0.0015566945">
            <text:p>-0.001556694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5418">
            <text:p>15418</text:p>
          </table:table-cell>
          <table:table-cell office:value-type="string">
            <text:p>bloody</text:p>
          </table:table-cell>
          <table:table-cell office:value-type="float" office:value="-0.109375">
            <text:p>-0.109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5984">
            <text:p>15984</text:p>
          </table:table-cell>
          <table:table-cell office:value-type="string">
            <text:p>bold</text:p>
          </table:table-cell>
          <table:table-cell office:value-type="float" office:value="0.109375">
            <text:p>0.109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6065">
            <text:p>16065</text:p>
          </table:table-cell>
          <table:table-cell office:value-type="string">
            <text:p>bomb</text:p>
          </table:table-cell>
          <table:table-cell office:value-type="float" office:value="-0.03125">
            <text:p>-0.03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6363">
            <text:p>16363</text:p>
          </table:table-cell>
          <table:table-cell office:value-type="string">
            <text:p>boost</text:p>
          </table:table-cell>
          <table:table-cell office:value-type="float" office:value="0.0703125">
            <text:p>0.07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6444">
            <text:p>16444</text:p>
          </table:table-cell>
          <table:table-cell office:value-type="string">
            <text:p>bore</text:p>
          </table:table-cell>
          <table:table-cell office:value-type="float" office:value="0.046875">
            <text:p>0.046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6457">
            <text:p>16457</text:p>
          </table:table-cell>
          <table:table-cell office:value-type="string">
            <text:p>boring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6583">
            <text:p>16583</text:p>
          </table:table-cell>
          <table:table-cell office:value-type="string">
            <text:p>bother</text:p>
          </table:table-cell>
          <table:table-cell office:value-type="float" office:value="-0.5595703125">
            <text:p>-0.5595703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7587">
            <text:p>17587</text:p>
          </table:table-cell>
          <table:table-cell office:value-type="string">
            <text:p>brightness</text:p>
          </table:table-cell>
          <table:table-cell office:value-type="float" office:value="0.21875">
            <text:p>0.2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7598">
            <text:p>17598</text:p>
          </table:table-cell>
          <table:table-cell office:value-type="string">
            <text:p>brilliant</text:p>
          </table:table-cell>
          <table:table-cell office:value-type="float" office:value="0.6171875">
            <text:p>0.617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7658">
            <text:p>17658</text:p>
          </table:table-cell>
          <table:table-cell office:value-type="string">
            <text:p>brisk</text:p>
          </table:table-cell>
          <table:table-cell office:value-type="float" office:value="0.28125">
            <text:p>0.28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7833">
            <text:p>17833</text:p>
          </table:table-cell>
          <table:table-cell office:value-type="string">
            <text:p>broke</text:p>
          </table:table-cell>
          <table:table-cell office:value-type="float" office:value="-0.375">
            <text:p>-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8537">
            <text:p>18537</text:p>
          </table:table-cell>
          <table:table-cell office:value-type="string">
            <text:p>bully</text:p>
          </table:table-cell>
          <table:table-cell office:value-type="float" office:value="0.1171875">
            <text:p>0.1171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8674">
            <text:p>18674</text:p>
          </table:table-cell>
          <table:table-cell office:value-type="string">
            <text:p>burden</text:p>
          </table:table-cell>
          <table:table-cell office:value-type="float" office:value="-0.02734375">
            <text:p>-0.027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9880">
            <text:p>19880</text:p>
          </table:table-cell>
          <table:table-cell office:value-type="string">
            <text:p>calm</text:p>
          </table:table-cell>
          <table:table-cell office:value-type="float" office:value="-0.009765625">
            <text:p>-0.00976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0262">
            <text:p>20262</text:p>
          </table:table-cell>
          <table:table-cell office:value-type="string">
            <text:p>cancer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0548">
            <text:p>20548</text:p>
          </table:table-cell>
          <table:table-cell office:value-type="string">
            <text:p>capable</text:p>
          </table:table-cell>
          <table:table-cell office:value-type="float" office:value="-0.015625">
            <text:p>-0.01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1288">
            <text:p>21288</text:p>
          </table:table-cell>
          <table:table-cell office:value-type="string">
            <text:p>care</text:p>
          </table:table-cell>
          <table:table-cell office:value-type="float" office:value="0.033203125">
            <text:p>0.0332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1303">
            <text:p>21303</text:p>
          </table:table-cell>
          <table:table-cell office:value-type="string">
            <text:p>careful</text:p>
          </table:table-cell>
          <table:table-cell office:value-type="float" office:value="0.1015625">
            <text:p>0.1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1984">
            <text:p>21984</text:p>
          </table:table-cell>
          <table:table-cell office:value-type="string">
            <text:p>casualty</text:p>
          </table:table-cell>
          <table:table-cell office:value-type="float" office:value="-0.515625">
            <text:p>-0.515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2109">
            <text:p>22109</text:p>
          </table:table-cell>
          <table:table-cell office:value-type="string">
            <text:p>catastrophe</text:p>
          </table:table-cell>
          <table:table-cell office:value-type="float" office:value="-0.3125">
            <text:p>-0.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2382">
            <text:p>22382</text:p>
          </table:table-cell>
          <table:table-cell office:value-type="string">
            <text:p>cautious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2547">
            <text:p>22547</text:p>
          </table:table-cell>
          <table:table-cell office:value-type="string">
            <text:p>celebrated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3215">
            <text:p>23215</text:p>
          </table:table-cell>
          <table:table-cell office:value-type="string">
            <text:p>chagrin</text:p>
          </table:table-cell>
          <table:table-cell office:value-type="float" office:value="-0.25">
            <text:p>-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3299">
            <text:p>23299</text:p>
          </table:table-cell>
          <table:table-cell office:value-type="string">
            <text:p>challenge</text:p>
          </table:table-cell>
          <table:table-cell office:value-type="float" office:value="0.0048828125">
            <text:p>0.0048828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3476">
            <text:p>23476</text:p>
          </table:table-cell>
          <table:table-cell office:value-type="string">
            <text:p>chaos</text:p>
          </table:table-cell>
          <table:table-cell office:value-type="float" office:value="-0.15625">
            <text:p>-0.15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3477">
            <text:p>23477</text:p>
          </table:table-cell>
          <table:table-cell office:value-type="string">
            <text:p>chaotic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3699">
            <text:p>23699</text:p>
          </table:table-cell>
          <table:table-cell office:value-type="string">
            <text:p>charm</text:p>
          </table:table-cell>
          <table:table-cell office:value-type="float" office:value="0.1015625">
            <text:p>0.1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3704">
            <text:p>23704</text:p>
          </table:table-cell>
          <table:table-cell office:value-type="string">
            <text:p>charming</text:p>
          </table:table-cell>
          <table:table-cell office:value-type="float" office:value="0.3125">
            <text:p>0.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3810">
            <text:p>23810</text:p>
          </table:table-cell>
          <table:table-cell office:value-type="string">
            <text:p>cheat</text:p>
          </table:table-cell>
          <table:table-cell office:value-type="float" office:value="-0.2788085938">
            <text:p>-0.27880859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3880">
            <text:p>23880</text:p>
          </table:table-cell>
          <table:table-cell office:value-type="string">
            <text:p>cheer</text:p>
          </table:table-cell>
          <table:table-cell office:value-type="float" office:value="0.126953125">
            <text:p>0.12695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3884">
            <text:p>23884</text:p>
          </table:table-cell>
          <table:table-cell office:value-type="string">
            <text:p>cheerful</text:p>
          </table:table-cell>
          <table:table-cell office:value-type="float" office:value="0.6875">
            <text:p>0.6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3896">
            <text:p>23896</text:p>
          </table:table-cell>
          <table:table-cell office:value-type="string">
            <text:p>cheery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4195">
            <text:p>24195</text:p>
          </table:table-cell>
          <table:table-cell office:value-type="string">
            <text:p>chic</text:p>
          </table:table-cell>
          <table:table-cell office:value-type="float" office:value="0.5625">
            <text:p>0.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4330">
            <text:p>24330</text:p>
          </table:table-cell>
          <table:table-cell office:value-type="string">
            <text:p>childish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4755">
            <text:p>24755</text:p>
          </table:table-cell>
          <table:table-cell office:value-type="string">
            <text:p>choke</text:p>
          </table:table-cell>
          <table:table-cell office:value-type="float" office:value="0.0005187988">
            <text:p>0.000518798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5844">
            <text:p>25844</text:p>
          </table:table-cell>
          <table:table-cell office:value-type="string">
            <text:p>clarity</text:p>
          </table:table-cell>
          <table:table-cell office:value-type="float" office:value="0.3125">
            <text:p>0.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5854">
            <text:p>25854</text:p>
          </table:table-cell>
          <table:table-cell office:value-type="string">
            <text:p>clash</text:p>
          </table:table-cell>
          <table:table-cell office:value-type="float" office:value="-0.140625">
            <text:p>-0.140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6094">
            <text:p>26094</text:p>
          </table:table-cell>
          <table:table-cell office:value-type="string">
            <text:p>clean</text:p>
          </table:table-cell>
          <table:table-cell office:value-type="float" office:value="0.1445007835">
            <text:p>0.144500783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6238">
            <text:p>26238</text:p>
          </table:table-cell>
          <table:table-cell office:value-type="string">
            <text:p>clever</text:p>
          </table:table-cell>
          <table:table-cell office:value-type="float" office:value="0.53125">
            <text:p>0.5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7454">
            <text:p>27454</text:p>
          </table:table-cell>
          <table:table-cell office:value-type="string">
            <text:p>collapse</text:p>
          </table:table-cell>
          <table:table-cell office:value-type="float" office:value="0.1163330078">
            <text:p>0.116333007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7522">
            <text:p>27522</text:p>
          </table:table-cell>
          <table:table-cell office:value-type="string">
            <text:p>collide</text:p>
          </table:table-cell>
          <table:table-cell office:value-type="float" office:value="-0.09375">
            <text:p>-0.0937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7920">
            <text:p>27920</text:p>
          </table:table-cell>
          <table:table-cell office:value-type="string">
            <text:p>comfort</text:p>
          </table:table-cell>
          <table:table-cell office:value-type="float" office:value="-0.009765625">
            <text:p>-0.00976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7993">
            <text:p>27993</text:p>
          </table:table-cell>
          <table:table-cell office:value-type="string">
            <text:p>commend</text:p>
          </table:table-cell>
          <table:table-cell office:value-type="float" office:value="0.3203125">
            <text:p>0.32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8473">
            <text:p>28473</text:p>
          </table:table-cell>
          <table:table-cell office:value-type="string">
            <text:p>compassionate</text:p>
          </table:table-cell>
          <table:table-cell office:value-type="float" office:value="-0.125">
            <text:p>-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8502">
            <text:p>28502</text:p>
          </table:table-cell>
          <table:table-cell office:value-type="string">
            <text:p>competent</text:p>
          </table:table-cell>
          <table:table-cell office:value-type="float" office:value="0.625">
            <text:p>0.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8505">
            <text:p>28505</text:p>
          </table:table-cell>
          <table:table-cell office:value-type="string">
            <text:p>competitive</text:p>
          </table:table-cell>
          <table:table-cell office:value-type="float" office:value="0.09375">
            <text:p>0.0937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8517">
            <text:p>28517</text:p>
          </table:table-cell>
          <table:table-cell office:value-type="string">
            <text:p>complacent</text:p>
          </table:table-cell>
          <table:table-cell office:value-type="float" office:value="-0.125">
            <text:p>-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519">
            <text:p>28519</text:p>
          </table:table-cell>
          <table:table-cell office:value-type="string">
            <text:p>complain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924">
            <text:p>28924</text:p>
          </table:table-cell>
          <table:table-cell office:value-type="string">
            <text:p>condemn</text:p>
          </table:table-cell>
          <table:table-cell office:value-type="float" office:value="0.109375">
            <text:p>0.109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8926">
            <text:p>28926</text:p>
          </table:table-cell>
          <table:table-cell office:value-type="string">
            <text:p>condemnation</text:p>
          </table:table-cell>
          <table:table-cell office:value-type="float" office:value="-0.1875">
            <text:p>-0.187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075">
            <text:p>29075</text:p>
          </table:table-cell>
          <table:table-cell office:value-type="string">
            <text:p>confidence</text:p>
          </table:table-cell>
          <table:table-cell office:value-type="float" office:value="0.234375">
            <text:p>0.2343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9113">
            <text:p>29113</text:p>
          </table:table-cell>
          <table:table-cell office:value-type="string">
            <text:p>conflict</text:p>
          </table:table-cell>
          <table:table-cell office:value-type="float" office:value="-0.03515625">
            <text:p>-0.03515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146">
            <text:p>29146</text:p>
          </table:table-cell>
          <table:table-cell office:value-type="string">
            <text:p>confuse</text:p>
          </table:table-cell>
          <table:table-cell office:value-type="float" office:value="-0.3828125">
            <text:p>-0.382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407">
            <text:p>29407</text:p>
          </table:table-cell>
          <table:table-cell office:value-type="string">
            <text:p>consent</text:p>
          </table:table-cell>
          <table:table-cell office:value-type="float" office:value="0.125">
            <text:p>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29626">
            <text:p>29626</text:p>
          </table:table-cell>
          <table:table-cell office:value-type="string">
            <text:p>contagious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662">
            <text:p>29662</text:p>
          </table:table-cell>
          <table:table-cell office:value-type="string">
            <text:p>contempt</text:p>
          </table:table-cell>
          <table:table-cell office:value-type="float" office:value="-0.421875">
            <text:p>-0.42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668">
            <text:p>29668</text:p>
          </table:table-cell>
          <table:table-cell office:value-type="string">
            <text:p>contemptuous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680">
            <text:p>29680</text:p>
          </table:table-cell>
          <table:table-cell office:value-type="string">
            <text:p>contentious</text:p>
          </table:table-cell>
          <table:table-cell office:value-type="float" office:value="0.375">
            <text:p>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879">
            <text:p>29879</text:p>
          </table:table-cell>
          <table:table-cell office:value-type="string">
            <text:p>controversial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29991">
            <text:p>29991</text:p>
          </table:table-cell>
          <table:table-cell office:value-type="string">
            <text:p>convince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0865">
            <text:p>30865</text:p>
          </table:table-cell>
          <table:table-cell office:value-type="string">
            <text:p>costly</text:p>
          </table:table-cell>
          <table:table-cell office:value-type="float" office:value="0.25">
            <text:p>0.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200">
            <text:p>31200</text:p>
          </table:table-cell>
          <table:table-cell office:value-type="string">
            <text:p>courage</text:p>
          </table:table-cell>
          <table:table-cell office:value-type="float" office:value="-0.125">
            <text:p>-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1201">
            <text:p>31201</text:p>
          </table:table-cell>
          <table:table-cell office:value-type="string">
            <text:p>courageous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1244">
            <text:p>31244</text:p>
          </table:table-cell>
          <table:table-cell office:value-type="string">
            <text:p>courteous</text:p>
          </table:table-cell>
          <table:table-cell office:value-type="float" office:value="0.8125">
            <text:p>0.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1247">
            <text:p>31247</text:p>
          </table:table-cell>
          <table:table-cell office:value-type="string">
            <text:p>courtesy</text:p>
          </table:table-cell>
          <table:table-cell office:value-type="float" office:value="0.71875">
            <text:p>0.7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1343">
            <text:p>31343</text:p>
          </table:table-cell>
          <table:table-cell office:value-type="string">
            <text:p>coward</text:p>
          </table:table-cell>
          <table:table-cell office:value-type="float" office:value="-0.125">
            <text:p>-0.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cowardly</text:p>
          </table:table-cell>
          <table:table-cell office:value-type="float" office:value="-0.5">
            <text:p>-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652">
            <text:p>31652</text:p>
          </table:table-cell>
          <table:table-cell office:value-type="string">
            <text:p>crazy</text:p>
          </table:table-cell>
          <table:table-cell office:value-type="float" office:value="-0.29296875">
            <text:p>-0.29296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706">
            <text:p>31706</text:p>
          </table:table-cell>
          <table:table-cell office:value-type="string">
            <text:p>creative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1922">
            <text:p>31922</text:p>
          </table:table-cell>
          <table:table-cell office:value-type="string">
            <text:p>crime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929">
            <text:p>31929</text:p>
          </table:table-cell>
          <table:table-cell office:value-type="string">
            <text:p>criminal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1984">
            <text:p>31984</text:p>
          </table:table-cell>
          <table:table-cell office:value-type="string">
            <text:p>crisis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006">
            <text:p>32006</text:p>
          </table:table-cell>
          <table:table-cell office:value-type="string">
            <text:p>critic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018">
            <text:p>32018</text:p>
          </table:table-cell>
          <table:table-cell office:value-type="string">
            <text:p>criticism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020">
            <text:p>32020</text:p>
          </table:table-cell>
          <table:table-cell office:value-type="string">
            <text:p>criticize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362">
            <text:p>32362</text:p>
          </table:table-cell>
          <table:table-cell office:value-type="string">
            <text:p>cruel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368">
            <text:p>32368</text:p>
          </table:table-cell>
          <table:table-cell office:value-type="string">
            <text:p>cruelty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398">
            <text:p>32398</text:p>
          </table:table-cell>
          <table:table-cell office:value-type="string">
            <text:p>crush</text:p>
          </table:table-cell>
          <table:table-cell office:value-type="float" office:value="-0.176574707">
            <text:p>-0.176574707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405">
            <text:p>32405</text:p>
          </table:table-cell>
          <table:table-cell office:value-type="string">
            <text:p>crushing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423">
            <text:p>32423</text:p>
          </table:table-cell>
          <table:table-cell office:value-type="string">
            <text:p>cry</text:p>
          </table:table-cell>
          <table:table-cell office:value-type="float" office:value="-0.017578125">
            <text:p>-0.0175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2963">
            <text:p>32963</text:p>
          </table:table-cell>
          <table:table-cell office:value-type="string">
            <text:p>curse</text:p>
          </table:table-cell>
          <table:table-cell office:value-type="float" office:value="-0.0541992188">
            <text:p>-0.0541992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3086">
            <text:p>33086</text:p>
          </table:table-cell>
          <table:table-cell office:value-type="string">
            <text:p>cut</text:p>
          </table:table-cell>
          <table:table-cell office:value-type="float" office:value="0.0156245522">
            <text:p>0.0156245522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3130">
            <text:p>33130</text:p>
          </table:table-cell>
          <table:table-cell office:value-type="string">
            <text:p>cute</text:p>
          </table:table-cell>
          <table:table-cell office:value-type="float" office:value="0.5625">
            <text:p>0.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3775">
            <text:p>33775</text:p>
          </table:table-cell>
          <table:table-cell office:value-type="string">
            <text:p>damage</text:p>
          </table:table-cell>
          <table:table-cell office:value-type="float" office:value="-0.58203125">
            <text:p>-0.5820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3817">
            <text:p>33817</text:p>
          </table:table-cell>
          <table:table-cell office:value-type="string">
            <text:p>damn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3822">
            <text:p>33822</text:p>
          </table:table-cell>
          <table:table-cell office:value-type="string">
            <text:p>damned</text:p>
          </table:table-cell>
          <table:table-cell office:value-type="float" office:value="0.078125">
            <text:p>0.0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3899">
            <text:p>33899</text:p>
          </table:table-cell>
          <table:table-cell office:value-type="string">
            <text:p>danger</text:p>
          </table:table-cell>
          <table:table-cell office:value-type="float" office:value="-0.609375">
            <text:p>-0.6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039">
            <text:p>34039</text:p>
          </table:table-cell>
          <table:table-cell office:value-type="string">
            <text:p>darkness</text:p>
          </table:table-cell>
          <table:table-cell office:value-type="float" office:value="-0.46484375">
            <text:p>-0.46484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435">
            <text:p>34435</text:p>
          </table:table-cell>
          <table:table-cell office:value-type="string">
            <text:p>deadlock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479">
            <text:p>34479</text:p>
          </table:table-cell>
          <table:table-cell office:value-type="string">
            <text:p>dear</text:p>
          </table:table-cell>
          <table:table-cell office:value-type="float" office:value="0.3671875">
            <text:p>0.367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4487">
            <text:p>34487</text:p>
          </table:table-cell>
          <table:table-cell office:value-type="string">
            <text:p>death</text:p>
          </table:table-cell>
          <table:table-cell office:value-type="float" office:value="-0.001953125">
            <text:p>-0.00195312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644">
            <text:p>34644</text:p>
          </table:table-cell>
          <table:table-cell office:value-type="string">
            <text:p>deceit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645">
            <text:p>34645</text:p>
          </table:table-cell>
          <table:table-cell office:value-type="string">
            <text:p>deceitful</text:p>
          </table:table-cell>
          <table:table-cell office:value-type="float" office:value="-0.5625">
            <text:p>-0.5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648">
            <text:p>34648</text:p>
          </table:table-cell>
          <table:table-cell office:value-type="string">
            <text:p>deceive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674">
            <text:p>34674</text:p>
          </table:table-cell>
          <table:table-cell office:value-type="string">
            <text:p>deception</text:p>
          </table:table-cell>
          <table:table-cell office:value-type="float" office:value="-0.3125">
            <text:p>-0.3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4723">
            <text:p>34723</text:p>
          </table:table-cell>
          <table:table-cell office:value-type="string">
            <text:p>decisive</text:p>
          </table:table-cell>
          <table:table-cell office:value-type="float" office:value="0.234375">
            <text:p>0.2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4981">
            <text:p>34981</text:p>
          </table:table-cell>
          <table:table-cell office:value-type="string">
            <text:p>defect</text:p>
          </table:table-cell>
          <table:table-cell office:value-type="float" office:value="-0.1171875">
            <text:p>-0.117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058">
            <text:p>35058</text:p>
          </table:table-cell>
          <table:table-cell office:value-type="string">
            <text:p>defiant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151">
            <text:p>35151</text:p>
          </table:table-cell>
          <table:table-cell office:value-type="string">
            <text:p>degrade</text:p>
          </table:table-cell>
          <table:table-cell office:value-type="float" office:value="-0.15625">
            <text:p>-0.15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279">
            <text:p>35279</text:p>
          </table:table-cell>
          <table:table-cell office:value-type="string">
            <text:p>delight</text:p>
          </table:table-cell>
          <table:table-cell office:value-type="float" office:value="0.2109375">
            <text:p>0.21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5280">
            <text:p>35280</text:p>
          </table:table-cell>
          <table:table-cell office:value-type="string">
            <text:p>delighted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5372">
            <text:p>35372</text:p>
          </table:table-cell>
          <table:table-cell office:value-type="string">
            <text:p>demand</text:p>
          </table:table-cell>
          <table:table-cell office:value-type="float" office:value="-0.0043945313">
            <text:p>-0.00439453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both</text:p>
          </table:table-cell>
        </table:table-row>
        <table:table-row table:style-name="ro1">
          <table:table-cell office:value-type="float" office:value="35627">
            <text:p>35627</text:p>
          </table:table-cell>
          <table:table-cell office:value-type="string">
            <text:p>denounce</text:p>
          </table:table-cell>
          <table:table-cell office:value-type="float" office:value="-0.03125">
            <text:p>-0.0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696">
            <text:p>35696</text:p>
          </table:table-cell>
          <table:table-cell office:value-type="string">
            <text:p>deny</text:p>
          </table:table-cell>
          <table:table-cell office:value-type="float" office:value="-0.005859375">
            <text:p>-0.005859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877">
            <text:p>35877</text:p>
          </table:table-cell>
          <table:table-cell office:value-type="string">
            <text:p>depressed</text:p>
          </table:table-cell>
          <table:table-cell office:value-type="float" office:value="-0.28125">
            <text:p>-0.28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5879">
            <text:p>35879</text:p>
          </table:table-cell>
          <table:table-cell office:value-type="string">
            <text:p>depressing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108">
            <text:p>36108</text:p>
          </table:table-cell>
          <table:table-cell office:value-type="string">
            <text:p>desirable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6114">
            <text:p>36114</text:p>
          </table:table-cell>
          <table:table-cell office:value-type="string">
            <text:p>desirous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6149">
            <text:p>36149</text:p>
          </table:table-cell>
          <table:table-cell office:value-type="string">
            <text:p>despair</text:p>
          </table:table-cell>
          <table:table-cell office:value-type="float" office:value="-0.15625">
            <text:p>-0.15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150">
            <text:p>36150</text:p>
          </table:table-cell>
          <table:table-cell office:value-type="string">
            <text:p>despairing</text:p>
          </table:table-cell>
          <table:table-cell office:value-type="float" office:value="-0.5">
            <text:p>-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155">
            <text:p>36155</text:p>
          </table:table-cell>
          <table:table-cell office:value-type="string">
            <text:p>desperate</text:p>
          </table:table-cell>
          <table:table-cell office:value-type="float" office:value="-0.287109375">
            <text:p>-0.2871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228">
            <text:p>36228</text:p>
          </table:table-cell>
          <table:table-cell office:value-type="string">
            <text:p>destructive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374">
            <text:p>36374</text:p>
          </table:table-cell>
          <table:table-cell office:value-type="string">
            <text:p>devastate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376">
            <text:p>36376</text:p>
          </table:table-cell>
          <table:table-cell office:value-type="string">
            <text:p>devastating</text:p>
          </table:table-cell>
          <table:table-cell office:value-type="float" office:value="-0.09375">
            <text:p>-0.09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6966">
            <text:p>36966</text:p>
          </table:table-cell>
          <table:table-cell office:value-type="string">
            <text:p>difficult</text:p>
          </table:table-cell>
          <table:table-cell office:value-type="float" office:value="-0.6875">
            <text:p>-0.6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097">
            <text:p>37097</text:p>
          </table:table-cell>
          <table:table-cell office:value-type="string">
            <text:p>dilemma</text:p>
          </table:table-cell>
          <table:table-cell office:value-type="float" office:value="-0.25">
            <text:p>-0.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379">
            <text:p>37379</text:p>
          </table:table-cell>
          <table:table-cell office:value-type="string">
            <text:p>dire</text:p>
          </table:table-cell>
          <table:table-cell office:value-type="float" office:value="-0.5625">
            <text:p>-0.56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443">
            <text:p>37443</text:p>
          </table:table-cell>
          <table:table-cell office:value-type="string">
            <text:p>dirt</text:p>
          </table:table-cell>
          <table:table-cell office:value-type="float" office:value="-0.1875">
            <text:p>-0.18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452">
            <text:p>37452</text:p>
          </table:table-cell>
          <table:table-cell office:value-type="string">
            <text:p>dirty</text:p>
          </table:table-cell>
          <table:table-cell office:value-type="float" office:value="-0.4896240234">
            <text:p>-0.48962402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486">
            <text:p>37486</text:p>
          </table:table-cell>
          <table:table-cell office:value-type="string">
            <text:p>disadvantage</text:p>
          </table:table-cell>
          <table:table-cell office:value-type="float" office:value="-0.625">
            <text:p>-0.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15">
            <text:p>37515</text:p>
          </table:table-cell>
          <table:table-cell office:value-type="string">
            <text:p>disappoint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16">
            <text:p>37516</text:p>
          </table:table-cell>
          <table:table-cell office:value-type="string">
            <text:p>disappointed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18">
            <text:p>37518</text:p>
          </table:table-cell>
          <table:table-cell office:value-type="string">
            <text:p>disappointing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20">
            <text:p>37520</text:p>
          </table:table-cell>
          <table:table-cell office:value-type="string">
            <text:p>disappointment</text:p>
          </table:table-cell>
          <table:table-cell office:value-type="float" office:value="-0.375">
            <text:p>-0.3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44">
            <text:p>37544</text:p>
          </table:table-cell>
          <table:table-cell office:value-type="string">
            <text:p>disaster</text:p>
          </table:table-cell>
          <table:table-cell office:value-type="float" office:value="-0.3125">
            <text:p>-0.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47">
            <text:p>37547</text:p>
          </table:table-cell>
          <table:table-cell office:value-type="string">
            <text:p>disastrous</text:p>
          </table:table-cell>
          <table:table-cell office:value-type="float" office:value="-0.75">
            <text:p>-0.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557">
            <text:p>37557</text:p>
          </table:table-cell>
          <table:table-cell office:value-type="string">
            <text:p>disbelieve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672">
            <text:p>37672</text:p>
          </table:table-cell>
          <table:table-cell office:value-type="string">
            <text:p>discord</text:p>
          </table:table-cell>
          <table:table-cell office:value-type="float" office:value="-0.0546875">
            <text:p>-0.05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735">
            <text:p>37735</text:p>
          </table:table-cell>
          <table:table-cell office:value-type="string">
            <text:p>disdain</text:p>
          </table:table-cell>
          <table:table-cell office:value-type="float" office:value="-0.28125">
            <text:p>-0.2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789">
            <text:p>37789</text:p>
          </table:table-cell>
          <table:table-cell office:value-type="string">
            <text:p>disgrace</text:p>
          </table:table-cell>
          <table:table-cell office:value-type="float" office:value="-0.484375">
            <text:p>-0.48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790">
            <text:p>37790</text:p>
          </table:table-cell>
          <table:table-cell office:value-type="string">
            <text:p>disgraced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801">
            <text:p>37801</text:p>
          </table:table-cell>
          <table:table-cell office:value-type="string">
            <text:p>disgust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806">
            <text:p>37806</text:p>
          </table:table-cell>
          <table:table-cell office:value-type="string">
            <text:p>disgusting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835">
            <text:p>37835</text:p>
          </table:table-cell>
          <table:table-cell office:value-type="string">
            <text:p>dishonest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29">
            <text:p>37929</text:p>
          </table:table-cell>
          <table:table-cell office:value-type="string">
            <text:p>dislike</text:p>
          </table:table-cell>
          <table:table-cell office:value-type="float" office:value="-0.40625">
            <text:p>-0.4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41">
            <text:p>37941</text:p>
          </table:table-cell>
          <table:table-cell office:value-type="string">
            <text:p>dismal</text:p>
          </table:table-cell>
          <table:table-cell office:value-type="float" office:value="-0.625">
            <text:p>-0.6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70">
            <text:p>37970</text:p>
          </table:table-cell>
          <table:table-cell office:value-type="string">
            <text:p>disorder</text:p>
          </table:table-cell>
          <table:table-cell office:value-type="float" office:value="-0.1171875">
            <text:p>-0.117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81">
            <text:p>37981</text:p>
          </table:table-cell>
          <table:table-cell office:value-type="string">
            <text:p>disorganized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92">
            <text:p>37992</text:p>
          </table:table-cell>
          <table:table-cell office:value-type="string">
            <text:p>disparage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7997">
            <text:p>37997</text:p>
          </table:table-cell>
          <table:table-cell office:value-type="string">
            <text:p>disparaging</text:p>
          </table:table-cell>
          <table:table-cell office:value-type="float" office:value="-0.75">
            <text:p>-0.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084">
            <text:p>38084</text:p>
          </table:table-cell>
          <table:table-cell office:value-type="string">
            <text:p>dispute</text:p>
          </table:table-cell>
          <table:table-cell office:value-type="float" office:value="0.03125">
            <text:p>0.03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099">
            <text:p>38099</text:p>
          </table:table-cell>
          <table:table-cell office:value-type="string">
            <text:p>disregard</text:p>
          </table:table-cell>
          <table:table-cell office:value-type="float" office:value="-0.265625">
            <text:p>-0.26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112">
            <text:p>38112</text:p>
          </table:table-cell>
          <table:table-cell office:value-type="string">
            <text:p>disrespect</text:p>
          </table:table-cell>
          <table:table-cell office:value-type="float" office:value="0.1953125">
            <text:p>0.1953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124">
            <text:p>38124</text:p>
          </table:table-cell>
          <table:table-cell office:value-type="string">
            <text:p>disruption</text:p>
          </table:table-cell>
          <table:table-cell office:value-type="float" office:value="-0.359375">
            <text:p>-0.359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131">
            <text:p>38131</text:p>
          </table:table-cell>
          <table:table-cell office:value-type="string">
            <text:p>dissatisfied</text:p>
          </table:table-cell>
          <table:table-cell office:value-type="float" office:value="-0.5">
            <text:p>-0.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260">
            <text:p>38260</text:p>
          </table:table-cell>
          <table:table-cell office:value-type="string">
            <text:p>distract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264">
            <text:p>38264</text:p>
          </table:table-cell>
          <table:table-cell office:value-type="string">
            <text:p>distraction</text:p>
          </table:table-cell>
          <table:table-cell office:value-type="float" office:value="-0.171875">
            <text:p>-0.17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272">
            <text:p>38272</text:p>
          </table:table-cell>
          <table:table-cell office:value-type="string">
            <text:p>distress</text:p>
          </table:table-cell>
          <table:table-cell office:value-type="float" office:value="-0.54296875">
            <text:p>-0.5429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275">
            <text:p>38275</text:p>
          </table:table-cell>
          <table:table-cell office:value-type="string">
            <text:p>distressed</text:p>
          </table:table-cell>
          <table:table-cell office:value-type="float" office:value="-0.671875">
            <text:p>-0.67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280">
            <text:p>38280</text:p>
          </table:table-cell>
          <table:table-cell office:value-type="string">
            <text:p>distressing</text:p>
          </table:table-cell>
          <table:table-cell office:value-type="float" office:value="-0.9375">
            <text:p>-0.9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310">
            <text:p>38310</text:p>
          </table:table-cell>
          <table:table-cell office:value-type="string">
            <text:p>distrust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318">
            <text:p>38318</text:p>
          </table:table-cell>
          <table:table-cell office:value-type="string">
            <text:p>disturbed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508">
            <text:p>38508</text:p>
          </table:table-cell>
          <table:table-cell office:value-type="string">
            <text:p>dizzy</text:p>
          </table:table-cell>
          <table:table-cell office:value-type="float" office:value="-0.3125">
            <text:p>-0.3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8978">
            <text:p>38978</text:p>
          </table:table-cell>
          <table:table-cell office:value-type="string">
            <text:p>doom</text:p>
          </table:table-cell>
          <table:table-cell office:value-type="float" office:value="-0.09375">
            <text:p>-0.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256">
            <text:p>39256</text:p>
          </table:table-cell>
          <table:table-cell office:value-type="string">
            <text:p>doubt</text:p>
          </table:table-cell>
          <table:table-cell office:value-type="float" office:value="0.28125">
            <text:p>0.28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259">
            <text:p>39259</text:p>
          </table:table-cell>
          <table:table-cell office:value-type="string">
            <text:p>doubtful</text:p>
          </table:table-cell>
          <table:table-cell office:value-type="float" office:value="0.125">
            <text:p>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342">
            <text:p>39342</text:p>
          </table:table-cell>
          <table:table-cell office:value-type="string">
            <text:p>downcast</text:p>
          </table:table-cell>
          <table:table-cell office:value-type="float" office:value="-0.21875">
            <text:p>-0.2187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617">
            <text:p>39617</text:p>
          </table:table-cell>
          <table:table-cell office:value-type="string">
            <text:p>dread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619">
            <text:p>39619</text:p>
          </table:table-cell>
          <table:table-cell office:value-type="string">
            <text:p>dreadful</text:p>
          </table:table-cell>
          <table:table-cell office:value-type="float" office:value="-0.625">
            <text:p>-0.62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39626">
            <text:p>39626</text:p>
          </table:table-cell>
          <table:table-cell office:value-type="string">
            <text:p>dream</text:p>
          </table:table-cell>
          <table:table-cell office:value-type="float" office:value="-0.0322265625">
            <text:p>-0.032226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dreary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0117">
            <text:p>40117</text:p>
          </table:table-cell>
          <table:table-cell office:value-type="string">
            <text:p>dubious</text:p>
          </table:table-cell>
          <table:table-cell office:value-type="float" office:value="-0.15625">
            <text:p>-0.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0240">
            <text:p>40240</text:p>
          </table:table-cell>
          <table:table-cell office:value-type="string">
            <text:p>dull</text:p>
          </table:table-cell>
          <table:table-cell office:value-type="float" office:value="-0.0502991676">
            <text:p>-0.050299167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0253">
            <text:p>40253</text:p>
          </table:table-cell>
          <table:table-cell office:value-type="string">
            <text:p>dumb</text:p>
          </table:table-cell>
          <table:table-cell office:value-type="float" office:value="-0.28125">
            <text:p>-0.2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0277">
            <text:p>40277</text:p>
          </table:table-cell>
          <table:table-cell office:value-type="string">
            <text:p>dump</text:p>
          </table:table-cell>
          <table:table-cell office:value-type="float" office:value="-0.2509765625">
            <text:p>-0.250976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0673">
            <text:p>40673</text:p>
          </table:table-cell>
          <table:table-cell office:value-type="string">
            <text:p>eager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0747">
            <text:p>40747</text:p>
          </table:table-cell>
          <table:table-cell office:value-type="string">
            <text:p>earnest</text:p>
          </table:table-cell>
          <table:table-cell office:value-type="float" office:value="-0.015625">
            <text:p>-0.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0805">
            <text:p>40805</text:p>
          </table:table-cell>
          <table:table-cell office:value-type="string">
            <text:p>ease</text:p>
          </table:table-cell>
          <table:table-cell office:value-type="float" office:value="-0.0043945313">
            <text:p>-0.00439453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0924">
            <text:p>40924</text:p>
          </table:table-cell>
          <table:table-cell office:value-type="string">
            <text:p>easy</text:p>
          </table:table-cell>
          <table:table-cell office:value-type="float" office:value="0.1103057861">
            <text:p>0.110305786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1165">
            <text:p>41165</text:p>
          </table:table-cell>
          <table:table-cell office:value-type="string">
            <text:p>ecstatic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1454">
            <text:p>41454</text:p>
          </table:table-cell>
          <table:table-cell office:value-type="string">
            <text:p>effective</text:p>
          </table:table-cell>
          <table:table-cell office:value-type="float" office:value="0.203125">
            <text:p>0.2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elated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101">
            <text:p>42101</text:p>
          </table:table-cell>
          <table:table-cell office:value-type="string">
            <text:p>elegant</text:p>
          </table:table-cell>
          <table:table-cell office:value-type="float" office:value="0.3125">
            <text:p>0.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383">
            <text:p>42383</text:p>
          </table:table-cell>
          <table:table-cell office:value-type="string">
            <text:p>embarrass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2386">
            <text:p>42386</text:p>
          </table:table-cell>
          <table:table-cell office:value-type="string">
            <text:p>embarrassing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2388">
            <text:p>42388</text:p>
          </table:table-cell>
          <table:table-cell office:value-type="string">
            <text:p>embarrassment</text:p>
          </table:table-cell>
          <table:table-cell office:value-type="float" office:value="0.03125">
            <text:p>0.0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2438">
            <text:p>42438</text:p>
          </table:table-cell>
          <table:table-cell office:value-type="string">
            <text:p>embrace</text:p>
          </table:table-cell>
          <table:table-cell office:value-type="float" office:value="0.109375">
            <text:p>0.1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658">
            <text:p>42658</text:p>
          </table:table-cell>
          <table:table-cell office:value-type="string">
            <text:p>emptiness</text:p>
          </table:table-cell>
          <table:table-cell office:value-type="float" office:value="-0.09375">
            <text:p>-0.0937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2661">
            <text:p>42661</text:p>
          </table:table-cell>
          <table:table-cell office:value-type="string">
            <text:p>empty</text:p>
          </table:table-cell>
          <table:table-cell office:value-type="float" office:value="0.0063476563">
            <text:p>0.0063476563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2752">
            <text:p>42752</text:p>
          </table:table-cell>
          <table:table-cell office:value-type="string">
            <text:p>enchanted</text:p>
          </table:table-cell>
          <table:table-cell office:value-type="float" office:value="0.375">
            <text:p>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786">
            <text:p>42786</text:p>
          </table:table-cell>
          <table:table-cell office:value-type="string">
            <text:p>encourage</text:p>
          </table:table-cell>
          <table:table-cell office:value-type="float" office:value="0.125">
            <text:p>0.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788">
            <text:p>42788</text:p>
          </table:table-cell>
          <table:table-cell office:value-type="string">
            <text:p>encouragement</text:p>
          </table:table-cell>
          <table:table-cell office:value-type="float" office:value="-0.125">
            <text:p>-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924">
            <text:p>42924</text:p>
          </table:table-cell>
          <table:table-cell office:value-type="string">
            <text:p>endorsement</text:p>
          </table:table-cell>
          <table:table-cell office:value-type="float" office:value="0.03125">
            <text:p>0.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2971">
            <text:p>42971</text:p>
          </table:table-cell>
          <table:table-cell office:value-type="string">
            <text:p>energetic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3132">
            <text:p>43132</text:p>
          </table:table-cell>
          <table:table-cell office:value-type="string">
            <text:p>enjoy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3290">
            <text:p>43290</text:p>
          </table:table-cell>
          <table:table-cell office:value-type="string">
            <text:p>enterprising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3296">
            <text:p>43296</text:p>
          </table:table-cell>
          <table:table-cell office:value-type="string">
            <text:p>entertaining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3419">
            <text:p>43419</text:p>
          </table:table-cell>
          <table:table-cell office:value-type="string">
            <text:p>envious</text:p>
          </table:table-cell>
          <table:table-cell office:value-type="float" office:value="0.125">
            <text:p>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4064">
            <text:p>44064</text:p>
          </table:table-cell>
          <table:table-cell office:value-type="string">
            <text:p>erroneous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4068">
            <text:p>44068</text:p>
          </table:table-cell>
          <table:table-cell office:value-type="string">
            <text:p>error</text:p>
          </table:table-cell>
          <table:table-cell office:value-type="float" office:value="-0.068359375">
            <text:p>-0.06835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4426">
            <text:p>44426</text:p>
          </table:table-cell>
          <table:table-cell office:value-type="string">
            <text:p>ethical</text:p>
          </table:table-cell>
          <table:table-cell office:value-type="float" office:value="0.28125">
            <text:p>0.2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039">
            <text:p>45039</text:p>
          </table:table-cell>
          <table:table-cell office:value-type="string">
            <text:p>evil</text:p>
          </table:table-cell>
          <table:table-cell office:value-type="float" office:value="-0.3046875">
            <text:p>-0.30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104">
            <text:p>45104</text:p>
          </table:table-cell>
          <table:table-cell office:value-type="string">
            <text:p>exaggerate</text:p>
          </table:table-cell>
          <table:table-cell office:value-type="float" office:value="0.3125">
            <text:p>0.3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149">
            <text:p>45149</text:p>
          </table:table-cell>
          <table:table-cell office:value-type="string">
            <text:p>excellence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151">
            <text:p>45151</text:p>
          </table:table-cell>
          <table:table-cell office:value-type="string">
            <text:p>excell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188">
            <text:p>45188</text:p>
          </table:table-cell>
          <table:table-cell office:value-type="string">
            <text:p>excite</text:p>
          </table:table-cell>
          <table:table-cell office:value-type="float" office:value="-0.11328125">
            <text:p>-0.11328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189">
            <text:p>45189</text:p>
          </table:table-cell>
          <table:table-cell office:value-type="string">
            <text:p>excited</text:p>
          </table:table-cell>
          <table:table-cell office:value-type="float" office:value="0.09375">
            <text:p>0.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192">
            <text:p>45192</text:p>
          </table:table-cell>
          <table:table-cell office:value-type="string">
            <text:p>excitement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193">
            <text:p>45193</text:p>
          </table:table-cell>
          <table:table-cell office:value-type="string">
            <text:p>exciting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204">
            <text:p>45204</text:p>
          </table:table-cell>
          <table:table-cell office:value-type="string">
            <text:p>exclusion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245">
            <text:p>45245</text:p>
          </table:table-cell>
          <table:table-cell office:value-type="string">
            <text:p>excuse</text:p>
          </table:table-cell>
          <table:table-cell office:value-type="float" office:value="-0.0048828125">
            <text:p>-0.004882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5552">
            <text:p>45552</text:p>
          </table:table-cell>
          <table:table-cell office:value-type="string">
            <text:p>exploit</text:p>
          </table:table-cell>
          <table:table-cell office:value-type="float" office:value="0.140625">
            <text:p>0.140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598">
            <text:p>45598</text:p>
          </table:table-cell>
          <table:table-cell office:value-type="string">
            <text:p>expose</text:p>
          </table:table-cell>
          <table:table-cell office:value-type="float" office:value="0.0588378906">
            <text:p>0.05883789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5599">
            <text:p>45599</text:p>
          </table:table-cell>
          <table:table-cell office:value-type="string">
            <text:p>exposed</text:p>
          </table:table-cell>
          <table:table-cell office:value-type="float" office:value="-0.5625">
            <text:p>-0.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6169">
            <text:p>46169</text:p>
          </table:table-cell>
          <table:table-cell office:value-type="string">
            <text:p>failing</text:p>
          </table:table-cell>
          <table:table-cell office:value-type="float" office:value="-0.0625">
            <text:p>-0.06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6172">
            <text:p>46172</text:p>
          </table:table-cell>
          <table:table-cell office:value-type="string">
            <text:p>failure</text:p>
          </table:table-cell>
          <table:table-cell office:value-type="float" office:value="-0.404296875">
            <text:p>-0.4042968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6184">
            <text:p>46184</text:p>
          </table:table-cell>
          <table:table-cell office:value-type="string">
            <text:p>fair</text:p>
          </table:table-cell>
          <table:table-cell office:value-type="float" office:value="-0.0444259644">
            <text:p>-0.04442596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6238">
            <text:p>46238</text:p>
          </table:table-cell>
          <table:table-cell office:value-type="string">
            <text:p>faithful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6244">
            <text:p>46244</text:p>
          </table:table-cell>
          <table:table-cell office:value-type="string">
            <text:p>fake</text:p>
          </table:table-cell>
          <table:table-cell office:value-type="float" office:value="-0.21875">
            <text:p>-0.2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6428">
            <text:p>46428</text:p>
          </table:table-cell>
          <table:table-cell office:value-type="string">
            <text:p>falsify</text:p>
          </table:table-cell>
          <table:table-cell office:value-type="float" office:value="-0.25">
            <text:p>-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6437">
            <text:p>46437</text:p>
          </table:table-cell>
          <table:table-cell office:value-type="string">
            <text:p>fame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7757">
            <text:p>47757</text:p>
          </table:table-cell>
          <table:table-cell office:value-type="string">
            <text:p>farce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7842">
            <text:p>47842</text:p>
          </table:table-cell>
          <table:table-cell office:value-type="string">
            <text:p>fascinating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7970">
            <text:p>47970</text:p>
          </table:table-cell>
          <table:table-cell office:value-type="string">
            <text:p>fatigue</text:p>
          </table:table-cell>
          <table:table-cell office:value-type="float" office:value="0.015625">
            <text:p>0.0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8043">
            <text:p>48043</text:p>
          </table:table-cell>
          <table:table-cell office:value-type="string">
            <text:p>favor</text:p>
          </table:table-cell>
          <table:table-cell office:value-type="float" office:value="-0.0053710938">
            <text:p>-0.0053710938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8050">
            <text:p>48050</text:p>
          </table:table-cell>
          <table:table-cell office:value-type="string">
            <text:p>favorite</text:p>
          </table:table-cell>
          <table:table-cell office:value-type="float" office:value="0.1171875">
            <text:p>0.117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8088">
            <text:p>48088</text:p>
          </table:table-cell>
          <table:table-cell office:value-type="string">
            <text:p>fear</text:p>
          </table:table-cell>
          <table:table-cell office:value-type="float" office:value="-0.4755859375">
            <text:p>-0.4755859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8089">
            <text:p>48089</text:p>
          </table:table-cell>
          <table:table-cell office:value-type="string">
            <text:p>fearful</text:p>
          </table:table-cell>
          <table:table-cell office:value-type="float" office:value="-0.6328125">
            <text:p>-0.6328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8093">
            <text:p>48093</text:p>
          </table:table-cell>
          <table:table-cell office:value-type="string">
            <text:p>fearless</text:p>
          </table:table-cell>
          <table:table-cell office:value-type="float" office:value="0.1875">
            <text:p>0.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8253">
            <text:p>48253</text:p>
          </table:table-cell>
          <table:table-cell office:value-type="string">
            <text:p>feeble</text:p>
          </table:table-cell>
          <table:table-cell office:value-type="float" office:value="-0.296875">
            <text:p>-0.296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8574">
            <text:p>48574</text:p>
          </table:table-cell>
          <table:table-cell office:value-type="string">
            <text:p>fervent</text:p>
          </table:table-cell>
          <table:table-cell office:value-type="float" office:value="-0.1875">
            <text:p>-0.187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48680">
            <text:p>48680</text:p>
          </table:table-cell>
          <table:table-cell office:value-type="string">
            <text:p>fiasco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48959">
            <text:p>48959</text:p>
          </table:table-cell>
          <table:table-cell office:value-type="string">
            <text:p>fight</text:p>
          </table:table-cell>
          <table:table-cell office:value-type="float" office:value="0.009765625">
            <text:p>0.009765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0745">
            <text:p>50745</text:p>
          </table:table-cell>
          <table:table-cell office:value-type="string">
            <text:p>fondness</text:p>
          </table:table-cell>
          <table:table-cell office:value-type="float" office:value="0.3125">
            <text:p>0.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0791">
            <text:p>50791</text:p>
          </table:table-cell>
          <table:table-cell office:value-type="string">
            <text:p>fool</text:p>
          </table:table-cell>
          <table:table-cell office:value-type="float" office:value="0.119140625">
            <text:p>0.119140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0804">
            <text:p>50804</text:p>
          </table:table-cell>
          <table:table-cell office:value-type="string">
            <text:p>foolish</text:p>
          </table:table-cell>
          <table:table-cell office:value-type="float" office:value="0.25">
            <text:p>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1141">
            <text:p>51141</text:p>
          </table:table-cell>
          <table:table-cell office:value-type="string">
            <text:p>forget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1144">
            <text:p>51144</text:p>
          </table:table-cell>
          <table:table-cell office:value-type="string">
            <text:p>forgetful</text:p>
          </table:table-cell>
          <table:table-cell office:value-type="float" office:value="-0.125">
            <text:p>-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1152">
            <text:p>51152</text:p>
          </table:table-cell>
          <table:table-cell office:value-type="string">
            <text:p>forgive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1156">
            <text:p>51156</text:p>
          </table:table-cell>
          <table:table-cell office:value-type="string">
            <text:p>forgiving</text:p>
          </table:table-cell>
          <table:table-cell office:value-type="float" office:value="0.3125">
            <text:p>0.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1307">
            <text:p>51307</text:p>
          </table:table-cell>
          <table:table-cell office:value-type="string">
            <text:p>fortunate</text:p>
          </table:table-cell>
          <table:table-cell office:value-type="float" office:value="0.78125">
            <text:p>0.7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1783">
            <text:p>51783</text:p>
          </table:table-cell>
          <table:table-cell office:value-type="string">
            <text:p>fraud</text:p>
          </table:table-cell>
          <table:table-cell office:value-type="float" office:value="-0.15625">
            <text:p>-0.15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1792">
            <text:p>51792</text:p>
          </table:table-cell>
          <table:table-cell office:value-type="string">
            <text:p>fraudulent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1931">
            <text:p>51931</text:p>
          </table:table-cell>
          <table:table-cell office:value-type="string">
            <text:p>freedom</text:p>
          </table:table-cell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2075">
            <text:p>52075</text:p>
          </table:table-cell>
          <table:table-cell office:value-type="string">
            <text:p>frenzy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188">
            <text:p>52188</text:p>
          </table:table-cell>
          <table:table-cell office:value-type="string">
            <text:p>friendly</text:p>
          </table:table-cell>
          <table:table-cell office:value-type="float" office:value="0.1953125">
            <text:p>0.195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2207">
            <text:p>52207</text:p>
          </table:table-cell>
          <table:table-cell office:value-type="string">
            <text:p>fright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480">
            <text:p>52480</text:p>
          </table:table-cell>
          <table:table-cell office:value-type="string">
            <text:p>frustrate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481">
            <text:p>52481</text:p>
          </table:table-cell>
          <table:table-cell office:value-type="string">
            <text:p>frustrated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485">
            <text:p>52485</text:p>
          </table:table-cell>
          <table:table-cell office:value-type="string">
            <text:p>frustration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704">
            <text:p>52704</text:p>
          </table:table-cell>
          <table:table-cell office:value-type="string">
            <text:p>fun</text:p>
          </table:table-cell>
          <table:table-cell office:value-type="float" office:value="-0.203125">
            <text:p>-0.20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2835">
            <text:p>52835</text:p>
          </table:table-cell>
          <table:table-cell office:value-type="string">
            <text:p>furious</text:p>
          </table:table-cell>
          <table:table-cell office:value-type="float" office:value="-0.03125">
            <text:p>-0.0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2912">
            <text:p>52912</text:p>
          </table:table-cell>
          <table:table-cell office:value-type="string">
            <text:p>futile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3048">
            <text:p>53048</text:p>
          </table:table-cell>
          <table:table-cell office:value-type="string">
            <text:p>gain</text:p>
          </table:table-cell>
          <table:table-cell office:value-type="float" office:value="0.105682373">
            <text:p>0.1056823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3152">
            <text:p>53152</text:p>
          </table:table-cell>
          <table:table-cell office:value-type="string">
            <text:p>gallant</text:p>
          </table:table-cell>
          <table:table-cell office:value-type="float" office:value="0.11328125">
            <text:p>0.1132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4030">
            <text:p>54030</text:p>
          </table:table-cell>
          <table:table-cell office:value-type="string">
            <text:p>generous</text:p>
          </table:table-cell>
          <table:table-cell office:value-type="float" office:value="-0.1875">
            <text:p>-0.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4068">
            <text:p>54068</text:p>
          </table:table-cell>
          <table:table-cell office:value-type="string">
            <text:p>genial</text:p>
          </table:table-cell>
          <table:table-cell office:value-type="float" office:value="0.375">
            <text:p>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8714">
            <text:p>58714</text:p>
          </table:table-cell>
          <table:table-cell office:value-type="string">
            <text:p>glad</text:p>
          </table:table-cell>
          <table:table-cell office:value-type="float" office:value="0.1015625">
            <text:p>0.101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8835">
            <text:p>58835</text:p>
          </table:table-cell>
          <table:table-cell office:value-type="string">
            <text:p>glee</text:p>
          </table:table-cell>
          <table:table-cell office:value-type="float" office:value="-0.3125">
            <text:p>-0.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8951">
            <text:p>58951</text:p>
          </table:table-cell>
          <table:table-cell office:value-type="string">
            <text:p>gloom</text:p>
          </table:table-cell>
          <table:table-cell office:value-type="float" office:value="-0.1875">
            <text:p>-0.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8956">
            <text:p>58956</text:p>
          </table:table-cell>
          <table:table-cell office:value-type="string">
            <text:p>gloomy</text:p>
          </table:table-cell>
          <table:table-cell office:value-type="float" office:value="-0.625">
            <text:p>-0.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8972">
            <text:p>58972</text:p>
          </table:table-cell>
          <table:table-cell office:value-type="string">
            <text:p>glory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9050">
            <text:p>59050</text:p>
          </table:table-cell>
          <table:table-cell office:value-type="string">
            <text:p>glum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59597">
            <text:p>59597</text:p>
          </table:table-cell>
          <table:table-cell office:value-type="string">
            <text:p>good</text:p>
          </table:table-cell>
          <table:table-cell office:value-type="float" office:value="0.7083761115">
            <text:p>0.7083761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9670">
            <text:p>59670</text:p>
          </table:table-cell>
          <table:table-cell office:value-type="string">
            <text:p>goodness</text:p>
          </table:table-cell>
          <table:table-cell office:value-type="float" office:value="0.8125">
            <text:p>0.8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9900">
            <text:p>59900</text:p>
          </table:table-cell>
          <table:table-cell office:value-type="string">
            <text:p>grace</text:p>
          </table:table-cell>
          <table:table-cell office:value-type="float" office:value="0.287328125">
            <text:p>0.28732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59921">
            <text:p>59921</text:p>
          </table:table-cell>
          <table:table-cell office:value-type="string">
            <text:p>gracious</text:p>
          </table:table-cell>
          <table:table-cell office:value-type="float" office:value="0.609375">
            <text:p>0.609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0048">
            <text:p>60048</text:p>
          </table:table-cell>
          <table:table-cell office:value-type="string">
            <text:p>grand</text:p>
          </table:table-cell>
          <table:table-cell office:value-type="float" office:value="0.1457519531">
            <text:p>0.145751953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0264">
            <text:p>60264</text:p>
          </table:table-cell>
          <table:table-cell office:value-type="string">
            <text:p>grateful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0282">
            <text:p>60282</text:p>
          </table:table-cell>
          <table:table-cell office:value-type="string">
            <text:p>grave</text:p>
          </table:table-cell>
          <table:table-cell office:value-type="float" office:value="-0.0107421875">
            <text:p>-0.010742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541">
            <text:p>60541</text:p>
          </table:table-cell>
          <table:table-cell office:value-type="string">
            <text:p>greatest</text:p>
          </table:table-cell>
          <table:table-cell office:value-type="float" office:value="0.875">
            <text:p>0.87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0557">
            <text:p>60557</text:p>
          </table:table-cell>
          <table:table-cell office:value-type="string">
            <text:p>greed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560">
            <text:p>60560</text:p>
          </table:table-cell>
          <table:table-cell office:value-type="string">
            <text:p>greedy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730">
            <text:p>60730</text:p>
          </table:table-cell>
          <table:table-cell office:value-type="string">
            <text:p>greet</text:p>
          </table:table-cell>
          <table:table-cell office:value-type="float" office:value="0.125">
            <text:p>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0851">
            <text:p>60851</text:p>
          </table:table-cell>
          <table:table-cell office:value-type="string">
            <text:p>grief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0987">
            <text:p>60987</text:p>
          </table:table-cell>
          <table:table-cell office:value-type="string">
            <text:p>gross</text:p>
          </table:table-cell>
          <table:table-cell office:value-type="float" office:value="0.0114746094">
            <text:p>0.01147460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1255">
            <text:p>61255</text:p>
          </table:table-cell>
          <table:table-cell office:value-type="string">
            <text:p>guarantee</text:p>
          </table:table-cell>
          <table:table-cell office:value-type="float" office:value="0.234375">
            <text:p>0.234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1370">
            <text:p>61370</text:p>
          </table:table-cell>
          <table:table-cell office:value-type="string">
            <text:p>guilt</text:p>
          </table:table-cell>
          <table:table-cell office:value-type="float" office:value="-0.75">
            <text:p>-0.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1380">
            <text:p>61380</text:p>
          </table:table-cell>
          <table:table-cell office:value-type="string">
            <text:p>guilty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1460">
            <text:p>61460</text:p>
          </table:table-cell>
          <table:table-cell office:value-type="string">
            <text:p>gullible</text:p>
          </table:table-cell>
          <table:table-cell office:value-type="float" office:value="0.3125">
            <text:p>0.3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2030">
            <text:p>62030</text:p>
          </table:table-cell>
          <table:table-cell office:value-type="string">
            <text:p>hail</text:p>
          </table:table-cell>
          <table:table-cell office:value-type="float" office:value="0.0234375">
            <text:p>0.02343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2669">
            <text:p>62669</text:p>
          </table:table-cell>
          <table:table-cell office:value-type="string">
            <text:p>happiness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2670">
            <text:p>62670</text:p>
          </table:table-cell>
          <table:table-cell office:value-type="string">
            <text:p>happy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2802">
            <text:p>62802</text:p>
          </table:table-cell>
          <table:table-cell office:value-type="string">
            <text:p>hardship</text:p>
          </table:table-cell>
          <table:table-cell office:value-type="float" office:value="-0.34375">
            <text:p>-0.3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2814">
            <text:p>62814</text:p>
          </table:table-cell>
          <table:table-cell office:value-type="string">
            <text:p>hardy</text:p>
          </table:table-cell>
          <table:table-cell office:value-type="float" office:value="0.03125">
            <text:p>0.0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2860">
            <text:p>62860</text:p>
          </table:table-cell>
          <table:table-cell office:value-type="string">
            <text:p>harm</text:p>
          </table:table-cell>
          <table:table-cell office:value-type="float" office:value="-0.421875">
            <text:p>-0.42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2863">
            <text:p>62863</text:p>
          </table:table-cell>
          <table:table-cell office:value-type="string">
            <text:p>harmful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3065">
            <text:p>63065</text:p>
          </table:table-cell>
          <table:table-cell office:value-type="string">
            <text:p>hate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3150">
            <text:p>63150</text:p>
          </table:table-cell>
          <table:table-cell office:value-type="string">
            <text:p>havoc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3399">
            <text:p>63399</text:p>
          </table:table-cell>
          <table:table-cell office:value-type="string">
            <text:p>healthy</text:p>
          </table:table-cell>
          <table:table-cell office:value-type="float" office:value="0.6953125">
            <text:p>0.695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3830">
            <text:p>63830</text:p>
          </table:table-cell>
          <table:table-cell office:value-type="string">
            <text:p>hell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3905">
            <text:p>63905</text:p>
          </table:table-cell>
          <table:table-cell office:value-type="string">
            <text:p>helpful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3910">
            <text:p>63910</text:p>
          </table:table-cell>
          <table:table-cell office:value-type="string">
            <text:p>helpless</text:p>
          </table:table-cell>
          <table:table-cell office:value-type="float" office:value="-0.65625">
            <text:p>-0.6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4375">
            <text:p>64375</text:p>
          </table:table-cell>
          <table:table-cell office:value-type="string">
            <text:p>hero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4386">
            <text:p>64386</text:p>
          </table:table-cell>
          <table:table-cell office:value-type="string">
            <text:p>heroic</text:p>
          </table:table-cell>
          <table:table-cell office:value-type="float" office:value="0.07421875">
            <text:p>0.0742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4932">
            <text:p>64932</text:p>
          </table:table-cell>
          <table:table-cell office:value-type="string">
            <text:p>hilarious</text:p>
          </table:table-cell>
          <table:table-cell office:value-type="float" office:value="-0.25">
            <text:p>-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5256">
            <text:p>65256</text:p>
          </table:table-cell>
          <table:table-cell office:value-type="string">
            <text:p>hoax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5773">
            <text:p>65773</text:p>
          </table:table-cell>
          <table:table-cell office:value-type="string">
            <text:p>honest</text:p>
          </table:table-cell>
          <table:table-cell office:value-type="float" office:value="0.357421875">
            <text:p>0.35742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5833">
            <text:p>65833</text:p>
          </table:table-cell>
          <table:table-cell office:value-type="string">
            <text:p>honor</text:p>
          </table:table-cell>
          <table:table-cell office:value-type="float" office:value="0.31640625">
            <text:p>0.3164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5965">
            <text:p>65965</text:p>
          </table:table-cell>
          <table:table-cell office:value-type="string">
            <text:p>hope</text:p>
          </table:table-cell>
          <table:table-cell office:value-type="float" office:value="0.0893554688">
            <text:p>0.08935546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5968">
            <text:p>65968</text:p>
          </table:table-cell>
          <table:table-cell office:value-type="string">
            <text:p>hopeful</text:p>
          </table:table-cell>
          <table:table-cell office:value-type="float" office:value="0.03125">
            <text:p>0.0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5973">
            <text:p>65973</text:p>
          </table:table-cell>
          <table:table-cell office:value-type="string">
            <text:p>hopeless</text:p>
          </table:table-cell>
          <table:table-cell office:value-type="float" office:value="-0.359375">
            <text:p>-0.35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5975">
            <text:p>65975</text:p>
          </table:table-cell>
          <table:table-cell office:value-type="string">
            <text:p>hopelessness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horrible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089">
            <text:p>66089</text:p>
          </table:table-cell>
          <table:table-cell office:value-type="string">
            <text:p>horrific</text:p>
          </table:table-cell>
          <table:table-cell office:value-type="float" office:value="-0.75">
            <text:p>-0.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250">
            <text:p>66250</text:p>
          </table:table-cell>
          <table:table-cell office:value-type="string">
            <text:p>hostile</text:p>
          </table:table-cell>
          <table:table-cell office:value-type="float" office:value="-0.21484375">
            <text:p>-0.2148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604">
            <text:p>66604</text:p>
          </table:table-cell>
          <table:table-cell office:value-type="string">
            <text:p>hug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6745">
            <text:p>66745</text:p>
          </table:table-cell>
          <table:table-cell office:value-type="string">
            <text:p>humiliation</text:p>
          </table:table-cell>
          <table:table-cell office:value-type="float" office:value="0.15625">
            <text:p>0.15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838">
            <text:p>66838</text:p>
          </table:table-cell>
          <table:table-cell office:value-type="string">
            <text:p>hunger</text:p>
          </table:table-cell>
          <table:table-cell office:value-type="float" office:value="0.0234375">
            <text:p>0.02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6918">
            <text:p>66918</text:p>
          </table:table-cell>
          <table:table-cell office:value-type="string">
            <text:p>hurt</text:p>
          </table:table-cell>
          <table:table-cell office:value-type="float" office:value="-0.4501647949">
            <text:p>-0.45016479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520">
            <text:p>67520</text:p>
          </table:table-cell>
          <table:table-cell office:value-type="string">
            <text:p>hypocritical</text:p>
          </table:table-cell>
          <table:table-cell office:value-type="float" office:value="-0.375">
            <text:p>-0.3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637">
            <text:p>67637</text:p>
          </table:table-cell>
          <table:table-cell office:value-type="string">
            <text:p>hysteria</text:p>
          </table:table-cell>
          <table:table-cell office:value-type="float" office:value="-0.59375">
            <text:p>-0.5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639">
            <text:p>67639</text:p>
          </table:table-cell>
          <table:table-cell office:value-type="string">
            <text:p>hysterical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948">
            <text:p>67948</text:p>
          </table:table-cell>
          <table:table-cell office:value-type="string">
            <text:p>idiot</text:p>
          </table:table-cell>
          <table:table-cell office:value-type="float" office:value="-0.125">
            <text:p>-0.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7952">
            <text:p>67952</text:p>
          </table:table-cell>
          <table:table-cell office:value-type="string">
            <text:p>idiotic</text:p>
          </table:table-cell>
          <table:table-cell office:value-type="float" office:value="0.34375">
            <text:p>0.3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040">
            <text:p>68040</text:p>
          </table:table-cell>
          <table:table-cell office:value-type="string">
            <text:p>ignorance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041">
            <text:p>68041</text:p>
          </table:table-cell>
          <table:table-cell office:value-type="string">
            <text:p>ignorant</text:p>
          </table:table-cell>
          <table:table-cell office:value-type="float" office:value="-0.21875">
            <text:p>-0.218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045">
            <text:p>68045</text:p>
          </table:table-cell>
          <table:table-cell office:value-type="string">
            <text:p>ignore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124">
            <text:p>68124</text:p>
          </table:table-cell>
          <table:table-cell office:value-type="string">
            <text:p>ill</text:p>
          </table:table-cell>
          <table:table-cell office:value-type="float" office:value="-0.5834960938">
            <text:p>-0.58349609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502">
            <text:p>68502</text:p>
          </table:table-cell>
          <table:table-cell office:value-type="string">
            <text:p>impatient</text:p>
          </table:table-cell>
          <table:table-cell office:value-type="float" office:value="-0.375">
            <text:p>-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660">
            <text:p>68660</text:p>
          </table:table-cell>
          <table:table-cell office:value-type="string">
            <text:p>importance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661">
            <text:p>68661</text:p>
          </table:table-cell>
          <table:table-cell office:value-type="string">
            <text:p>important</text:p>
          </table:table-cell>
          <table:table-cell office:value-type="float" office:value="0.2421875">
            <text:p>0.242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674">
            <text:p>68674</text:p>
          </table:table-cell>
          <table:table-cell office:value-type="string">
            <text:p>impose</text:p>
          </table:table-cell>
          <table:table-cell office:value-type="float" office:value="-0.15625">
            <text:p>-0.1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678">
            <text:p>68678</text:p>
          </table:table-cell>
          <table:table-cell office:value-type="string">
            <text:p>imposing</text:p>
          </table:table-cell>
          <table:table-cell office:value-type="float" office:value="0.25">
            <text:p>0.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693">
            <text:p>68693</text:p>
          </table:table-cell>
          <table:table-cell office:value-type="string">
            <text:p>impotent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752">
            <text:p>68752</text:p>
          </table:table-cell>
          <table:table-cell office:value-type="string">
            <text:p>improve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753">
            <text:p>68753</text:p>
          </table:table-cell>
          <table:table-cell office:value-type="string">
            <text:p>improved</text:p>
          </table:table-cell>
          <table:table-cell office:value-type="float" office:value="0.15625">
            <text:p>0.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754">
            <text:p>68754</text:p>
          </table:table-cell>
          <table:table-cell office:value-type="string">
            <text:p>improvement</text:p>
          </table:table-cell>
          <table:table-cell office:value-type="float" office:value="0.28125">
            <text:p>0.28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760">
            <text:p>68760</text:p>
          </table:table-cell>
          <table:table-cell office:value-type="string">
            <text:p>improving</text:p>
          </table:table-cell>
          <table:table-cell office:value-type="float" office:value="0.75">
            <text:p>0.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8977">
            <text:p>68977</text:p>
          </table:table-cell>
          <table:table-cell office:value-type="string">
            <text:p>inability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987">
            <text:p>68987</text:p>
          </table:table-cell>
          <table:table-cell office:value-type="string">
            <text:p>inaction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8994">
            <text:p>68994</text:p>
          </table:table-cell>
          <table:table-cell office:value-type="string">
            <text:p>inadequate</text:p>
          </table:table-cell>
          <table:table-cell office:value-type="float" office:value="-0.5625">
            <text:p>-0.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074">
            <text:p>69074</text:p>
          </table:table-cell>
          <table:table-cell office:value-type="string">
            <text:p>incapable</text:p>
          </table:table-cell>
          <table:table-cell office:value-type="float" office:value="-0.53125">
            <text:p>-0.5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206">
            <text:p>69206</text:p>
          </table:table-cell>
          <table:table-cell office:value-type="string">
            <text:p>incompetence</text:p>
          </table:table-cell>
          <table:table-cell office:value-type="float" office:value="-0.1875">
            <text:p>-0.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208">
            <text:p>69208</text:p>
          </table:table-cell>
          <table:table-cell office:value-type="string">
            <text:p>incompetent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244">
            <text:p>69244</text:p>
          </table:table-cell>
          <table:table-cell office:value-type="string">
            <text:p>inconsiderate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271">
            <text:p>69271</text:p>
          </table:table-cell>
          <table:table-cell office:value-type="string">
            <text:p>inconvenient</text:p>
          </table:table-cell>
          <table:table-cell office:value-type="float" office:value="-0.6875">
            <text:p>-0.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357">
            <text:p>69357</text:p>
          </table:table-cell>
          <table:table-cell office:value-type="string">
            <text:p>indecisive</text:p>
          </table:table-cell>
          <table:table-cell office:value-type="float" office:value="0.09375">
            <text:p>0.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409">
            <text:p>69409</text:p>
          </table:table-cell>
          <table:table-cell office:value-type="string">
            <text:p>indestructible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69533">
            <text:p>69533</text:p>
          </table:table-cell>
          <table:table-cell office:value-type="string">
            <text:p>indifference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550">
            <text:p>69550</text:p>
          </table:table-cell>
          <table:table-cell office:value-type="string">
            <text:p>indignant</text:p>
          </table:table-cell>
          <table:table-cell office:value-type="float" office:value="-0.75">
            <text:p>-0.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755">
            <text:p>69755</text:p>
          </table:table-cell>
          <table:table-cell office:value-type="string">
            <text:p>ineffective</text:p>
          </table:table-cell>
          <table:table-cell office:value-type="float" office:value="-0.21875">
            <text:p>-0.2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69911">
            <text:p>69911</text:p>
          </table:table-cell>
          <table:table-cell office:value-type="string">
            <text:p>inferior</text:p>
          </table:table-cell>
          <table:table-cell office:value-type="float" office:value="-0.41015625">
            <text:p>-0.410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008">
            <text:p>70008</text:p>
          </table:table-cell>
          <table:table-cell office:value-type="string">
            <text:p>influential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242">
            <text:p>70242</text:p>
          </table:table-cell>
          <table:table-cell office:value-type="string">
            <text:p>injury</text:p>
          </table:table-cell>
          <table:table-cell office:value-type="float" office:value="-0.40625">
            <text:p>-0.4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243">
            <text:p>70243</text:p>
          </table:table-cell>
          <table:table-cell office:value-type="string">
            <text:p>injustice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323">
            <text:p>70323</text:p>
          </table:table-cell>
          <table:table-cell office:value-type="string">
            <text:p>innovation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382">
            <text:p>70382</text:p>
          </table:table-cell>
          <table:table-cell office:value-type="string">
            <text:p>inquisitive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395">
            <text:p>70395</text:p>
          </table:table-cell>
          <table:table-cell office:value-type="string">
            <text:p>insane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400">
            <text:p>70400</text:p>
          </table:table-cell>
          <table:table-cell office:value-type="string">
            <text:p>insanity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427">
            <text:p>70427</text:p>
          </table:table-cell>
          <table:table-cell office:value-type="string">
            <text:p>insecure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477">
            <text:p>70477</text:p>
          </table:table-cell>
          <table:table-cell office:value-type="string">
            <text:p>insignificant</text:p>
          </table:table-cell>
          <table:table-cell office:value-type="float" office:value="-0.03125">
            <text:p>-0.03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524">
            <text:p>70524</text:p>
          </table:table-cell>
          <table:table-cell office:value-type="string">
            <text:p>inspiration</text:p>
          </table:table-cell>
          <table:table-cell office:value-type="float" office:value="0.04296875">
            <text:p>0.04296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528">
            <text:p>70528</text:p>
          </table:table-cell>
          <table:table-cell office:value-type="string">
            <text:p>inspire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651">
            <text:p>70651</text:p>
          </table:table-cell>
          <table:table-cell office:value-type="string">
            <text:p>insult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653">
            <text:p>70653</text:p>
          </table:table-cell>
          <table:table-cell office:value-type="string">
            <text:p>insulting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0688">
            <text:p>70688</text:p>
          </table:table-cell>
          <table:table-cell office:value-type="string">
            <text:p>intact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713">
            <text:p>70713</text:p>
          </table:table-cell>
          <table:table-cell office:value-type="string">
            <text:p>integrity</text:p>
          </table:table-cell>
          <table:table-cell office:value-type="float" office:value="0.6875">
            <text:p>0.6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739">
            <text:p>70739</text:p>
          </table:table-cell>
          <table:table-cell office:value-type="string">
            <text:p>intelligent</text:p>
          </table:table-cell>
          <table:table-cell office:value-type="float" office:value="0.3125">
            <text:p>0.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847">
            <text:p>70847</text:p>
          </table:table-cell>
          <table:table-cell office:value-type="string">
            <text:p>interest</text:p>
          </table:table-cell>
          <table:table-cell office:value-type="float" office:value="0.3601074219">
            <text:p>0.360107421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852">
            <text:p>70852</text:p>
          </table:table-cell>
          <table:table-cell office:value-type="string">
            <text:p>interested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0854">
            <text:p>70854</text:p>
          </table:table-cell>
          <table:table-cell office:value-type="string">
            <text:p>interesting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1097">
            <text:p>71097</text:p>
          </table:table-cell>
          <table:table-cell office:value-type="string">
            <text:p>interrupt</text:p>
          </table:table-cell>
          <table:table-cell office:value-type="float" office:value="-0.109375">
            <text:p>-0.109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102">
            <text:p>71102</text:p>
          </table:table-cell>
          <table:table-cell office:value-type="string">
            <text:p>interruption</text:p>
          </table:table-cell>
          <table:table-cell office:value-type="float" office:value="0.0625">
            <text:p>0.0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174">
            <text:p>71174</text:p>
          </table:table-cell>
          <table:table-cell office:value-type="string">
            <text:p>intimidate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434">
            <text:p>71434</text:p>
          </table:table-cell>
          <table:table-cell office:value-type="string">
            <text:p>invincible</text:p>
          </table:table-cell>
          <table:table-cell office:value-type="float" office:value="-0.5">
            <text:p>-0.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1600">
            <text:p>71600</text:p>
          </table:table-cell>
          <table:table-cell office:value-type="string">
            <text:p>irate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725">
            <text:p>71725</text:p>
          </table:table-cell>
          <table:table-cell office:value-type="string">
            <text:p>ironic</text:p>
          </table:table-cell>
          <table:table-cell office:value-type="float" office:value="-0.125">
            <text:p>-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755">
            <text:p>71755</text:p>
          </table:table-cell>
          <table:table-cell office:value-type="string">
            <text:p>irrational</text:p>
          </table:table-cell>
          <table:table-cell office:value-type="float" office:value="-0.09375">
            <text:p>-0.093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803">
            <text:p>71803</text:p>
          </table:table-cell>
          <table:table-cell office:value-type="string">
            <text:p>irresistible</text:p>
          </table:table-cell>
          <table:table-cell office:value-type="float" office:value="-0.0625">
            <text:p>-0.06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1814">
            <text:p>71814</text:p>
          </table:table-cell>
          <table:table-cell office:value-type="string">
            <text:p>irresponsible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823">
            <text:p>71823</text:p>
          </table:table-cell>
          <table:table-cell office:value-type="string">
            <text:p>irreversible</text:p>
          </table:table-cell>
          <table:table-cell office:value-type="float" office:value="-0.5">
            <text:p>-0.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842">
            <text:p>71842</text:p>
          </table:table-cell>
          <table:table-cell office:value-type="string">
            <text:p>irritating</text:p>
          </table:table-cell>
          <table:table-cell office:value-type="float" office:value="-0.28125">
            <text:p>-0.2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1994">
            <text:p>71994</text:p>
          </table:table-cell>
          <table:table-cell office:value-type="string">
            <text:p>isolated</text:p>
          </table:table-cell>
          <table:table-cell office:value-type="float" office:value="-0.03515625">
            <text:p>-0.035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2783">
            <text:p>72783</text:p>
          </table:table-cell>
          <table:table-cell office:value-type="string">
            <text:p>jealous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2899">
            <text:p>72899</text:p>
          </table:table-cell>
          <table:table-cell office:value-type="string">
            <text:p>jeopardy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2910">
            <text:p>72910</text:p>
          </table:table-cell>
          <table:table-cell office:value-type="string">
            <text:p>jerk</text:p>
          </table:table-cell>
          <table:table-cell office:value-type="float" office:value="-0.0657958984">
            <text:p>-0.065795898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3448">
            <text:p>73448</text:p>
          </table:table-cell>
          <table:table-cell office:value-type="string">
            <text:p>joke</text:p>
          </table:table-cell>
          <table:table-cell office:value-type="float" office:value="0.32421875">
            <text:p>0.3242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600">
            <text:p>73600</text:p>
          </table:table-cell>
          <table:table-cell office:value-type="string">
            <text:p>jovial</text:p>
          </table:table-cell>
          <table:table-cell office:value-type="float" office:value="0.625">
            <text:p>0.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608">
            <text:p>73608</text:p>
          </table:table-cell>
          <table:table-cell office:value-type="string">
            <text:p>joy</text:p>
          </table:table-cell>
          <table:table-cell office:value-type="float" office:value="0.328125">
            <text:p>0.328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611">
            <text:p>73611</text:p>
          </table:table-cell>
          <table:table-cell office:value-type="string">
            <text:p>joyful</text:p>
          </table:table-cell>
          <table:table-cell office:value-type="float" office:value="-0.1875">
            <text:p>-0.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617">
            <text:p>73617</text:p>
          </table:table-cell>
          <table:table-cell office:value-type="string">
            <text:p>joyous</text:p>
          </table:table-cell>
          <table:table-cell office:value-type="float" office:value="-0.375">
            <text:p>-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634">
            <text:p>73634</text:p>
          </table:table-cell>
          <table:table-cell office:value-type="string">
            <text:p>jubilant</text:p>
          </table:table-cell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3963">
            <text:p>73963</text:p>
          </table:table-cell>
          <table:table-cell office:value-type="string">
            <text:p>justice</text:p>
          </table:table-cell>
          <table:table-cell office:value-type="float" office:value="0.03125">
            <text:p>0.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4776">
            <text:p>74776</text:p>
          </table:table-cell>
          <table:table-cell office:value-type="string">
            <text:p>kill</text:p>
          </table:table-cell>
          <table:table-cell office:value-type="float" office:value="-0.0386199951">
            <text:p>-0.03861999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4836">
            <text:p>74836</text:p>
          </table:table-cell>
          <table:table-cell office:value-type="string">
            <text:p>kind</text:p>
          </table:table-cell>
          <table:table-cell office:value-type="float" office:value="0.3125">
            <text:p>0.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5018">
            <text:p>75018</text:p>
          </table:table-cell>
          <table:table-cell office:value-type="string">
            <text:p>kiss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5764">
            <text:p>75764</text:p>
          </table:table-cell>
          <table:table-cell office:value-type="string">
            <text:p>lack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6790">
            <text:p>76790</text:p>
          </table:table-cell>
          <table:table-cell office:value-type="string">
            <text:p>laugh</text:p>
          </table:table-cell>
          <table:table-cell office:value-type="float" office:value="0.046875">
            <text:p>0.046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7184">
            <text:p>77184</text:p>
          </table:table-cell>
          <table:table-cell office:value-type="string">
            <text:p>leak</text:p>
          </table:table-cell>
          <table:table-cell office:value-type="float" office:value="-0.0004882813">
            <text:p>-0.00048828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7660">
            <text:p>77660</text:p>
          </table:table-cell>
          <table:table-cell office:value-type="string">
            <text:p>lenient</text:p>
          </table:table-cell>
          <table:table-cell office:value-type="float" office:value="0.1875">
            <text:p>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77975">
            <text:p>77975</text:p>
          </table:table-cell>
          <table:table-cell office:value-type="string">
            <text:p>lethargic</text:p>
          </table:table-cell>
          <table:table-cell office:value-type="float" office:value="-0.125">
            <text:p>-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7978">
            <text:p>77978</text:p>
          </table:table-cell>
          <table:table-cell office:value-type="string">
            <text:p>lethargy</text:p>
          </table:table-cell>
          <table:table-cell office:value-type="float" office:value="0.09375">
            <text:p>0.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8190">
            <text:p>78190</text:p>
          </table:table-cell>
          <table:table-cell office:value-type="string">
            <text:p>liar</text:p>
          </table:table-cell>
          <table:table-cell office:value-type="float" office:value="-0.625">
            <text:p>-0.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8714">
            <text:p>78714</text:p>
          </table:table-cell>
          <table:table-cell office:value-type="string">
            <text:p>limitation</text:p>
          </table:table-cell>
          <table:table-cell office:value-type="float" office:value="-0.015625">
            <text:p>-0.015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8715">
            <text:p>78715</text:p>
          </table:table-cell>
          <table:table-cell office:value-type="string">
            <text:p>limited</text:p>
          </table:table-cell>
          <table:table-cell office:value-type="float" office:value="-0.1376953125">
            <text:p>-0.1376953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283">
            <text:p>79283</text:p>
          </table:table-cell>
          <table:table-cell office:value-type="string">
            <text:p>litigious</text:p>
          </table:table-cell>
          <table:table-cell office:value-type="float" office:value="0.1875">
            <text:p>0.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435">
            <text:p>79435</text:p>
          </table:table-cell>
          <table:table-cell office:value-type="string">
            <text:p>livid</text:p>
          </table:table-cell>
          <table:table-cell office:value-type="float" office:value="-0.171875">
            <text:p>-0.17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534">
            <text:p>79534</text:p>
          </table:table-cell>
          <table:table-cell office:value-type="string">
            <text:p>loathe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538">
            <text:p>79538</text:p>
          </table:table-cell>
          <table:table-cell office:value-type="string">
            <text:p>loathing</text:p>
          </table:table-cell>
          <table:table-cell office:value-type="float" office:value="-0.375">
            <text:p>-0.3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877">
            <text:p>79877</text:p>
          </table:table-cell>
          <table:table-cell office:value-type="string">
            <text:p>lonely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79879">
            <text:p>79879</text:p>
          </table:table-cell>
          <table:table-cell office:value-type="string">
            <text:p>lonesome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0233">
            <text:p>80233</text:p>
          </table:table-cell>
          <table:table-cell office:value-type="string">
            <text:p>loss</text:p>
          </table:table-cell>
          <table:table-cell office:value-type="float" office:value="-0.076171875">
            <text:p>-0.076171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0240">
            <text:p>80240</text:p>
          </table:table-cell>
          <table:table-cell office:value-type="string">
            <text:p>lost</text:p>
          </table:table-cell>
          <table:table-cell office:value-type="float" office:value="-0.0827636719">
            <text:p>-0.082763671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0381">
            <text:p>80381</text:p>
          </table:table-cell>
          <table:table-cell office:value-type="string">
            <text:p>lovable</text:p>
          </table:table-cell>
          <table:table-cell office:value-type="float" office:value="0.625">
            <text:p>0.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385">
            <text:p>80385</text:p>
          </table:table-cell>
          <table:table-cell office:value-type="string">
            <text:p>love</text:p>
          </table:table-cell>
          <table:table-cell office:value-type="float" office:value="0.3522949219">
            <text:p>0.352294921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423">
            <text:p>80423</text:p>
          </table:table-cell>
          <table:table-cell office:value-type="string">
            <text:p>lovely</text:p>
          </table:table-cell>
          <table:table-cell office:value-type="float" office:value="0.40625">
            <text:p>0.4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598">
            <text:p>80598</text:p>
          </table:table-cell>
          <table:table-cell office:value-type="string">
            <text:p>loyal</text:p>
          </table:table-cell>
          <table:table-cell office:value-type="float" office:value="0.3125">
            <text:p>0.3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673">
            <text:p>80673</text:p>
          </table:table-cell>
          <table:table-cell office:value-type="string">
            <text:p>luck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684">
            <text:p>80684</text:p>
          </table:table-cell>
          <table:table-cell office:value-type="string">
            <text:p>lucky</text:p>
          </table:table-cell>
          <table:table-cell office:value-type="float" office:value="0.8125">
            <text:p>0.8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0837">
            <text:p>80837</text:p>
          </table:table-cell>
          <table:table-cell office:value-type="string">
            <text:p>lunatic</text:p>
          </table:table-cell>
          <table:table-cell office:value-type="float" office:value="-0.3125">
            <text:p>-0.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0897">
            <text:p>80897</text:p>
          </table:table-cell>
          <table:table-cell office:value-type="string">
            <text:p>lurk</text:p>
          </table:table-cell>
          <table:table-cell office:value-type="float" office:value="0.09375">
            <text:p>0.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1471">
            <text:p>81471</text:p>
          </table:table-cell>
          <table:table-cell office:value-type="string">
            <text:p>mad</text:p>
          </table:table-cell>
          <table:table-cell office:value-type="float" office:value="0.078125">
            <text:p>0.07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1521">
            <text:p>81521</text:p>
          </table:table-cell>
          <table:table-cell office:value-type="string">
            <text:p>madness</text:p>
          </table:table-cell>
          <table:table-cell office:value-type="float" office:value="-0.078125">
            <text:p>-0.078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2576">
            <text:p>82576</text:p>
          </table:table-cell>
          <table:table-cell office:value-type="string">
            <text:p>manipulation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3276">
            <text:p>83276</text:p>
          </table:table-cell>
          <table:table-cell office:value-type="string">
            <text:p>marvel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3282">
            <text:p>83282</text:p>
          </table:table-cell>
          <table:table-cell office:value-type="string">
            <text:p>marvelous</text:p>
          </table:table-cell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3500">
            <text:p>83500</text:p>
          </table:table-cell>
          <table:table-cell office:value-type="string">
            <text:p>masterpiece</text:p>
          </table:table-cell>
          <table:table-cell office:value-type="float" office:value="0.375">
            <text:p>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4013">
            <text:p>84013</text:p>
          </table:table-cell>
          <table:table-cell office:value-type="string">
            <text:p>meaningless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4251">
            <text:p>84251</text:p>
          </table:table-cell>
          <table:table-cell office:value-type="string">
            <text:p>mediocrity</text:p>
          </table:table-cell>
          <table:table-cell office:value-type="float" office:value="0.1875">
            <text:p>0.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4421">
            <text:p>84421</text:p>
          </table:table-cell>
          <table:table-cell office:value-type="string">
            <text:p>melancholy</text:p>
          </table:table-cell>
          <table:table-cell office:value-type="float" office:value="-0.5078125">
            <text:p>-0.50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4621">
            <text:p>84621</text:p>
          </table:table-cell>
          <table:table-cell office:value-type="string">
            <text:p>menace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4894">
            <text:p>84894</text:p>
          </table:table-cell>
          <table:table-cell office:value-type="string">
            <text:p>mercy</text:p>
          </table:table-cell>
          <table:table-cell office:value-type="float" office:value="0.0546875">
            <text:p>0.0546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4969">
            <text:p>84969</text:p>
          </table:table-cell>
          <table:table-cell office:value-type="string">
            <text:p>merry</text:p>
          </table:table-cell>
          <table:table-cell office:value-type="float" office:value="0.40625">
            <text:p>0.4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5062">
            <text:p>85062</text:p>
          </table:table-cell>
          <table:table-cell office:value-type="string">
            <text:p>mess</text:p>
          </table:table-cell>
          <table:table-cell office:value-type="float" office:value="-0.046875">
            <text:p>-0.0468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365">
            <text:p>86365</text:p>
          </table:table-cell>
          <table:table-cell office:value-type="string">
            <text:p>miracle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6395">
            <text:p>86395</text:p>
          </table:table-cell>
          <table:table-cell office:value-type="string">
            <text:p>mirth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86446">
            <text:p>86446</text:p>
          </table:table-cell>
          <table:table-cell office:value-type="string">
            <text:p>mischief</text:p>
          </table:table-cell>
          <table:table-cell office:value-type="float" office:value="-0.6875">
            <text:p>-0.6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480">
            <text:p>86480</text:p>
          </table:table-cell>
          <table:table-cell office:value-type="string">
            <text:p>miserable</text:p>
          </table:table-cell>
          <table:table-cell office:value-type="float" office:value="-0.828125">
            <text:p>-0.82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486">
            <text:p>86486</text:p>
          </table:table-cell>
          <table:table-cell office:value-type="string">
            <text:p>misery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528">
            <text:p>86528</text:p>
          </table:table-cell>
          <table:table-cell office:value-type="string">
            <text:p>misleading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572">
            <text:p>86572</text:p>
          </table:table-cell>
          <table:table-cell office:value-type="string">
            <text:p>misrepresentation</text:p>
          </table:table-cell>
          <table:table-cell office:value-type="float" office:value="-0.3125">
            <text:p>-0.3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575">
            <text:p>86575</text:p>
          </table:table-cell>
          <table:table-cell office:value-type="string">
            <text:p>miss</text:p>
          </table:table-cell>
          <table:table-cell office:value-type="float" office:value="-0.0546875">
            <text:p>-0.054687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623">
            <text:p>86623</text:p>
          </table:table-cell>
          <table:table-cell office:value-type="string">
            <text:p>mistake</text:p>
          </table:table-cell>
          <table:table-cell office:value-type="float" office:value="-0.1171875">
            <text:p>-0.117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624">
            <text:p>86624</text:p>
          </table:table-cell>
          <table:table-cell office:value-type="string">
            <text:p>mistaken</text:p>
          </table:table-cell>
          <table:table-cell office:value-type="float" office:value="-0.375">
            <text:p>-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655">
            <text:p>86655</text:p>
          </table:table-cell>
          <table:table-cell office:value-type="string">
            <text:p>misunderstand</text:p>
          </table:table-cell>
          <table:table-cell office:value-type="float" office:value="-0.625">
            <text:p>-0.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656">
            <text:p>86656</text:p>
          </table:table-cell>
          <table:table-cell office:value-type="string">
            <text:p>misunderstanding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769">
            <text:p>86769</text:p>
          </table:table-cell>
          <table:table-cell office:value-type="string">
            <text:p>moan</text:p>
          </table:table-cell>
          <table:table-cell office:value-type="float" office:value="-0.75">
            <text:p>-0.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6821">
            <text:p>86821</text:p>
          </table:table-cell>
          <table:table-cell office:value-type="string">
            <text:p>mocking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7520">
            <text:p>87520</text:p>
          </table:table-cell>
          <table:table-cell office:value-type="string">
            <text:p>moody</text:p>
          </table:table-cell>
          <table:table-cell office:value-type="float" office:value="-0.078125">
            <text:p>-0.078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8166">
            <text:p>88166</text:p>
          </table:table-cell>
          <table:table-cell office:value-type="string">
            <text:p>mourn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8169">
            <text:p>88169</text:p>
          </table:table-cell>
          <table:table-cell office:value-type="string">
            <text:p>mournful</text:p>
          </table:table-cell>
          <table:table-cell office:value-type="float" office:value="-0.75">
            <text:p>-0.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8691">
            <text:p>88691</text:p>
          </table:table-cell>
          <table:table-cell office:value-type="string">
            <text:p>murder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8702">
            <text:p>88702</text:p>
          </table:table-cell>
          <table:table-cell office:value-type="string">
            <text:p>murderous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9503">
            <text:p>89503</text:p>
          </table:table-cell>
          <table:table-cell office:value-type="string">
            <text:p>naive</text:p>
          </table:table-cell>
          <table:table-cell office:value-type="float" office:value="0.21875">
            <text:p>0.2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89787">
            <text:p>89787</text:p>
          </table:table-cell>
          <table:table-cell office:value-type="string">
            <text:p>nasty</text:p>
          </table:table-cell>
          <table:table-cell office:value-type="float" office:value="-0.8125">
            <text:p>-0.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0257">
            <text:p>90257</text:p>
          </table:table-cell>
          <table:table-cell office:value-type="string">
            <text:p>needy</text:p>
          </table:table-cell>
          <table:table-cell office:value-type="float" office:value="-0.23275">
            <text:p>-0.232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0276">
            <text:p>90276</text:p>
          </table:table-cell>
          <table:table-cell office:value-type="string">
            <text:p>negative</text:p>
          </table:table-cell>
          <table:table-cell office:value-type="float" office:value="-0.4456176758">
            <text:p>-0.445617675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0300">
            <text:p>90300</text:p>
          </table:table-cell>
          <table:table-cell office:value-type="string">
            <text:p>neglect</text:p>
          </table:table-cell>
          <table:table-cell office:value-type="float" office:value="-0.0346679688">
            <text:p>-0.034667968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0302">
            <text:p>90302</text:p>
          </table:table-cell>
          <table:table-cell office:value-type="string">
            <text:p>neglected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0587">
            <text:p>90587</text:p>
          </table:table-cell>
          <table:table-cell office:value-type="string">
            <text:p>nervous</text:p>
          </table:table-cell>
          <table:table-cell office:value-type="float" office:value="-0.1484375">
            <text:p>-0.148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1544">
            <text:p>91544</text:p>
          </table:table-cell>
          <table:table-cell office:value-type="string">
            <text:p>noble</text:p>
          </table:table-cell>
          <table:table-cell office:value-type="float" office:value="0.0078125">
            <text:p>0.007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2031">
            <text:p>92031</text:p>
          </table:table-cell>
          <table:table-cell office:value-type="string">
            <text:p>nonsense</text:p>
          </table:table-cell>
          <table:table-cell office:value-type="float" office:value="0.09375">
            <text:p>0.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2705">
            <text:p>92705</text:p>
          </table:table-cell>
          <table:table-cell office:value-type="string">
            <text:p>numb</text:p>
          </table:table-cell>
          <table:table-cell office:value-type="float" office:value="-0.421875">
            <text:p>-0.42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097">
            <text:p>93097</text:p>
          </table:table-cell>
          <table:table-cell office:value-type="string">
            <text:p>obliterate</text:p>
          </table:table-cell>
          <table:table-cell office:value-type="float" office:value="-0.1328125">
            <text:p>-0.1328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098">
            <text:p>93098</text:p>
          </table:table-cell>
          <table:table-cell office:value-type="string">
            <text:p>obliterated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109">
            <text:p>93109</text:p>
          </table:table-cell>
          <table:table-cell office:value-type="string">
            <text:p>obnoxious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120">
            <text:p>93120</text:p>
          </table:table-cell>
          <table:table-cell office:value-type="string">
            <text:p>obscene</text:p>
          </table:table-cell>
          <table:table-cell office:value-type="float" office:value="-0.59375">
            <text:p>-0.593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182">
            <text:p>93182</text:p>
          </table:table-cell>
          <table:table-cell office:value-type="string">
            <text:p>obstinate</text:p>
          </table:table-cell>
          <table:table-cell office:value-type="float" office:value="-0.4375">
            <text:p>-0.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3567">
            <text:p>93567</text:p>
          </table:table-cell>
          <table:table-cell office:value-type="string">
            <text:p>offend</text:p>
          </table:table-cell>
          <table:table-cell office:value-type="float" office:value="-0.171875">
            <text:p>-0.17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4051">
            <text:p>94051</text:p>
          </table:table-cell>
          <table:table-cell office:value-type="string">
            <text:p>ominous</text:p>
          </table:table-cell>
          <table:table-cell office:value-type="float" office:value="-0.625">
            <text:p>-0.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4634">
            <text:p>94634</text:p>
          </table:table-cell>
          <table:table-cell office:value-type="string">
            <text:p>opportunity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4653">
            <text:p>94653</text:p>
          </table:table-cell>
          <table:table-cell office:value-type="string">
            <text:p>oppressive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4715">
            <text:p>94715</text:p>
          </table:table-cell>
          <table:table-cell office:value-type="string">
            <text:p>optimism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5974">
            <text:p>95974</text:p>
          </table:table-cell>
          <table:table-cell office:value-type="string">
            <text:p>outcry</text:p>
          </table:table-cell>
          <table:table-cell office:value-type="float" office:value="-0.09375">
            <text:p>-0.09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6064">
            <text:p>96064</text:p>
          </table:table-cell>
          <table:table-cell office:value-type="string">
            <text:p>outrage</text:p>
          </table:table-cell>
          <table:table-cell office:value-type="float" office:value="-0.150390625">
            <text:p>-0.15039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6110">
            <text:p>96110</text:p>
          </table:table-cell>
          <table:table-cell office:value-type="string">
            <text:p>outstanding</text:p>
          </table:table-cell>
          <table:table-cell office:value-type="float" office:value="0.484375">
            <text:p>0.484375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6333">
            <text:p>96333</text:p>
          </table:table-cell>
          <table:table-cell office:value-type="string">
            <text:p>overjoyed</text:p>
          </table:table-cell>
          <table:table-cell office:value-type="float" office:value="-0.75">
            <text:p>-0.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6945">
            <text:p>96945</text:p>
          </table:table-cell>
          <table:table-cell office:value-type="string">
            <text:p>pain</text:p>
          </table:table-cell>
          <table:table-cell office:value-type="float" office:value="-0.45703125">
            <text:p>-0.4570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7388">
            <text:p>97388</text:p>
          </table:table-cell>
          <table:table-cell office:value-type="string">
            <text:p>panic</text:p>
          </table:table-cell>
          <table:table-cell office:value-type="float" office:value="-0.109375">
            <text:p>-0.1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7851">
            <text:p>97851</text:p>
          </table:table-cell>
          <table:table-cell office:value-type="string">
            <text:p>pardon</text:p>
          </table:table-cell>
          <table:table-cell office:value-type="float" office:value="0.0078125">
            <text:p>0.007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8356">
            <text:p>98356</text:p>
          </table:table-cell>
          <table:table-cell office:value-type="string">
            <text:p>passive</text:p>
          </table:table-cell>
          <table:table-cell office:value-type="float" office:value="0.078125">
            <text:p>0.0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8496">
            <text:p>98496</text:p>
          </table:table-cell>
          <table:table-cell office:value-type="string">
            <text:p>pathetic</text:p>
          </table:table-cell>
          <table:table-cell office:value-type="float" office:value="-0.61475">
            <text:p>-0.614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8771">
            <text:p>98771</text:p>
          </table:table-cell>
          <table:table-cell office:value-type="string">
            <text:p>peace</text:p>
          </table:table-cell>
          <table:table-cell office:value-type="float" office:value="0.0390625">
            <text:p>0.039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8789">
            <text:p>98789</text:p>
          </table:table-cell>
          <table:table-cell office:value-type="string">
            <text:p>peaceful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9205">
            <text:p>99205</text:p>
          </table:table-cell>
          <table:table-cell office:value-type="string">
            <text:p>penalty</text:p>
          </table:table-cell>
          <table:table-cell office:value-type="float" office:value="-0.296875">
            <text:p>-0.296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perfect</text:p>
          </table:table-cell>
          <table:table-cell office:value-type="float" office:value="0.1484375">
            <text:p>0.148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99699">
            <text:p>99699</text:p>
          </table:table-cell>
          <table:table-cell office:value-type="string">
            <text:p>peril</text:p>
          </table:table-cell>
          <table:table-cell office:value-type="float" office:value="-0.3359375">
            <text:p>-0.335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99921">
            <text:p>99921</text:p>
          </table:table-cell>
          <table:table-cell office:value-type="string">
            <text:p>perplexed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0132">
            <text:p>100132</text:p>
          </table:table-cell>
          <table:table-cell office:value-type="string">
            <text:p>pessimism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1328">
            <text:p>101328</text:p>
          </table:table-cell>
          <table:table-cell office:value-type="string">
            <text:p>picturesque</text:p>
          </table:table-cell>
          <table:table-cell office:value-type="float" office:value="0.1875">
            <text:p>0.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1978">
            <text:p>101978</text:p>
          </table:table-cell>
          <table:table-cell office:value-type="string">
            <text:p>pique</text:p>
          </table:table-cell>
          <table:table-cell office:value-type="float" office:value="-0.21875">
            <text:p>-0.2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2161">
            <text:p>102161</text:p>
          </table:table-cell>
          <table:table-cell office:value-type="string">
            <text:p>pity</text:p>
          </table:table-cell>
          <table:table-cell office:value-type="float" office:value="-0.765625">
            <text:p>-0.76562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2662">
            <text:p>102662</text:p>
          </table:table-cell>
          <table:table-cell office:value-type="string">
            <text:p>playful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2704">
            <text:p>102704</text:p>
          </table:table-cell>
          <table:table-cell office:value-type="string">
            <text:p>pleasant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2712">
            <text:p>102712</text:p>
          </table:table-cell>
          <table:table-cell office:value-type="string">
            <text:p>pleased</text:p>
          </table:table-cell>
          <table:table-cell office:value-type="float" office:value="-0.25">
            <text:p>-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3311">
            <text:p>103311</text:p>
          </table:table-cell>
          <table:table-cell office:value-type="string">
            <text:p>poison</text:p>
          </table:table-cell>
          <table:table-cell office:value-type="float" office:value="-0.41015625">
            <text:p>-0.41015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4030">
            <text:p>104030</text:p>
          </table:table-cell>
          <table:table-cell office:value-type="string">
            <text:p>popular</text:p>
          </table:table-cell>
          <table:table-cell office:value-type="float" office:value="0.078125">
            <text:p>0.07812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4672">
            <text:p>104672</text:p>
          </table:table-cell>
          <table:table-cell office:value-type="string">
            <text:p>poverty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4765">
            <text:p>104765</text:p>
          </table:table-cell>
          <table:table-cell office:value-type="string">
            <text:p>powerful</text:p>
          </table:table-cell>
          <table:table-cell office:value-type="float" office:value="0.1953125">
            <text:p>0.1953125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4769">
            <text:p>104769</text:p>
          </table:table-cell>
          <table:table-cell office:value-type="string">
            <text:p>powerless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5263">
            <text:p>105263</text:p>
          </table:table-cell>
          <table:table-cell office:value-type="string">
            <text:p>prepared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5498">
            <text:p>105498</text:p>
          </table:table-cell>
          <table:table-cell office:value-type="string">
            <text:p>pretend</text:p>
          </table:table-cell>
          <table:table-cell office:value-type="float" office:value="-0.0263671875">
            <text:p>-0.0263671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5530">
            <text:p>105530</text:p>
          </table:table-cell>
          <table:table-cell office:value-type="string">
            <text:p>pretty</text:p>
          </table:table-cell>
          <table:table-cell office:value-type="float" office:value="-0.09375">
            <text:p>-0.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5873">
            <text:p>105873</text:p>
          </table:table-cell>
          <table:table-cell office:value-type="string">
            <text:p>prison</text:p>
          </table:table-cell>
          <table:table-cell office:value-type="float" office:value="-0.0625">
            <text:p>-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5935">
            <text:p>105935</text:p>
          </table:table-cell>
          <table:table-cell office:value-type="string">
            <text:p>privileged</text:p>
          </table:table-cell>
          <table:table-cell office:value-type="float" office:value="-0.0625">
            <text:p>-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244">
            <text:p>106244</text:p>
          </table:table-cell>
          <table:table-cell office:value-type="string">
            <text:p>progress</text:p>
          </table:table-cell>
          <table:table-cell office:value-type="float" office:value="0.06640625">
            <text:p>0.0664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334">
            <text:p>106334</text:p>
          </table:table-cell>
          <table:table-cell office:value-type="string">
            <text:p>promise</text:p>
          </table:table-cell>
          <table:table-cell office:value-type="float" office:value="-0.00390625">
            <text:p>-0.0039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554">
            <text:p>106554</text:p>
          </table:table-cell>
          <table:table-cell office:value-type="string">
            <text:p>prosecute</text:p>
          </table:table-cell>
          <table:table-cell office:value-type="float" office:value="-0.03125">
            <text:p>-0.03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6586">
            <text:p>106586</text:p>
          </table:table-cell>
          <table:table-cell office:value-type="string">
            <text:p>prospect</text:p>
          </table:table-cell>
          <table:table-cell office:value-type="float" office:value="0.189453125">
            <text:p>0.18945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597">
            <text:p>106597</text:p>
          </table:table-cell>
          <table:table-cell office:value-type="string">
            <text:p>prosperous</text:p>
          </table:table-cell>
          <table:table-cell office:value-type="float" office:value="0.578125">
            <text:p>0.578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643">
            <text:p>106643</text:p>
          </table:table-cell>
          <table:table-cell office:value-type="string">
            <text:p>protect</text:p>
          </table:table-cell>
          <table:table-cell office:value-type="float" office:value="-0.375">
            <text:p>-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6779">
            <text:p>106779</text:p>
          </table:table-cell>
          <table:table-cell office:value-type="string">
            <text:p>proud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7694">
            <text:p>107694</text:p>
          </table:table-cell>
          <table:table-cell office:value-type="string">
            <text:p>punitive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8055">
            <text:p>108055</text:p>
          </table:table-cell>
          <table:table-cell office:value-type="string">
            <text:p>puzzled</text:p>
          </table:table-cell>
          <table:table-cell office:value-type="float" office:value="-0.5">
            <text:p>-0.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9195">
            <text:p>109195</text:p>
          </table:table-cell>
          <table:table-cell office:value-type="string">
            <text:p>rage</text:p>
          </table:table-cell>
          <table:table-cell office:value-type="float" office:value="-0.154296875">
            <text:p>-0.154296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9545">
            <text:p>109545</text:p>
          </table:table-cell>
          <table:table-cell office:value-type="string">
            <text:p>rant</text:p>
          </table:table-cell>
          <table:table-cell office:value-type="float" office:value="0.125">
            <text:p>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09633">
            <text:p>109633</text:p>
          </table:table-cell>
          <table:table-cell office:value-type="string">
            <text:p>rapture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09667">
            <text:p>109667</text:p>
          </table:table-cell>
          <table:table-cell office:value-type="string">
            <text:p>rash</text:p>
          </table:table-cell>
          <table:table-cell office:value-type="float" office:value="-0.171875">
            <text:p>-0.1718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0307">
            <text:p>110307</text:p>
          </table:table-cell>
          <table:table-cell office:value-type="string">
            <text:p>reckless</text:p>
          </table:table-cell>
          <table:table-cell office:value-type="float" office:value="-0.625">
            <text:p>-0.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0353">
            <text:p>110353</text:p>
          </table:table-cell>
          <table:table-cell office:value-type="string">
            <text:p>recommend</text:p>
          </table:table-cell>
          <table:table-cell office:value-type="float" office:value="0.3125">
            <text:p>0.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054">
            <text:p>111054</text:p>
          </table:table-cell>
          <table:table-cell office:value-type="string">
            <text:p>refuse</text:p>
          </table:table-cell>
          <table:table-cell office:value-type="float" office:value="-0.017578125">
            <text:p>-0.0175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1141">
            <text:p>111141</text:p>
          </table:table-cell>
          <table:table-cell office:value-type="string">
            <text:p>regret</text:p>
          </table:table-cell>
          <table:table-cell office:value-type="float" office:value="-0.3984375">
            <text:p>-0.398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1270">
            <text:p>111270</text:p>
          </table:table-cell>
          <table:table-cell office:value-type="string">
            <text:p>reject</text:p>
          </table:table-cell>
          <table:table-cell office:value-type="float" office:value="-0.0654296875">
            <text:p>-0.0654296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1277">
            <text:p>111277</text:p>
          </table:table-cell>
          <table:table-cell office:value-type="string">
            <text:p>rejoice</text:p>
          </table:table-cell>
          <table:table-cell office:value-type="float" office:value="0.34375">
            <text:p>0.3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280">
            <text:p>111280</text:p>
          </table:table-cell>
          <table:table-cell office:value-type="string">
            <text:p>rejoicing</text:p>
          </table:table-cell>
          <table:table-cell office:value-type="float" office:value="-0.15625">
            <text:p>-0.1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337">
            <text:p>111337</text:p>
          </table:table-cell>
          <table:table-cell office:value-type="string">
            <text:p>relaxed</text:p>
          </table:table-cell>
          <table:table-cell office:value-type="float" office:value="-0.625">
            <text:p>-0.6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456">
            <text:p>111456</text:p>
          </table:table-cell>
          <table:table-cell office:value-type="string">
            <text:p>remarkable</text:p>
          </table:table-cell>
          <table:table-cell office:value-type="float" office:value="0.1875">
            <text:p>0.1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510">
            <text:p>111510</text:p>
          </table:table-cell>
          <table:table-cell office:value-type="string">
            <text:p>remorse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1950">
            <text:p>111950</text:p>
          </table:table-cell>
          <table:table-cell office:value-type="string">
            <text:p>rescue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1984">
            <text:p>111984</text:p>
          </table:table-cell>
          <table:table-cell office:value-type="string">
            <text:p>resentful</text:p>
          </table:table-cell>
          <table:table-cell office:value-type="float" office:value="-0.875">
            <text:p>-0.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2072">
            <text:p>112072</text:p>
          </table:table-cell>
          <table:table-cell office:value-type="string">
            <text:p>resolute</text:p>
          </table:table-cell>
          <table:table-cell office:value-type="float" office:value="0.5">
            <text:p>0.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077">
            <text:p>112077</text:p>
          </table:table-cell>
          <table:table-cell office:value-type="string">
            <text:p>resolve</text:p>
          </table:table-cell>
          <table:table-cell office:value-type="float" office:value="0.001953125">
            <text:p>0.00195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154">
            <text:p>112154</text:p>
          </table:table-cell>
          <table:table-cell office:value-type="string">
            <text:p>responsible</text:p>
          </table:table-cell>
          <table:table-cell office:value-type="float" office:value="0.21875">
            <text:p>0.2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158">
            <text:p>112158</text:p>
          </table:table-cell>
          <table:table-cell office:value-type="string">
            <text:p>responsive</text:p>
          </table:table-cell>
          <table:table-cell office:value-type="float" office:value="0.15625">
            <text:p>0.1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182">
            <text:p>112182</text:p>
          </table:table-cell>
          <table:table-cell office:value-type="string">
            <text:p>restful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214">
            <text:p>112214</text:p>
          </table:table-cell>
          <table:table-cell office:value-type="string">
            <text:p>restricted</text:p>
          </table:table-cell>
          <table:table-cell office:value-type="float" office:value="-0.0625">
            <text:p>-0.0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2216">
            <text:p>112216</text:p>
          </table:table-cell>
          <table:table-cell office:value-type="string">
            <text:p>restriction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2277">
            <text:p>112277</text:p>
          </table:table-cell>
          <table:table-cell office:value-type="string">
            <text:p>retard</text:p>
          </table:table-cell>
          <table:table-cell office:value-type="float" office:value="-0.0078125">
            <text:p>-0.0078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2445">
            <text:p>112445</text:p>
          </table:table-cell>
          <table:table-cell office:value-type="string">
            <text:p>revenge</text:p>
          </table:table-cell>
          <table:table-cell office:value-type="float" office:value="-0.375">
            <text:p>-0.3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2537">
            <text:p>112537</text:p>
          </table:table-cell>
          <table:table-cell office:value-type="string">
            <text:p>revive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2584">
            <text:p>112584</text:p>
          </table:table-cell>
          <table:table-cell office:value-type="string">
            <text:p>reward</text:p>
          </table:table-cell>
          <table:table-cell office:value-type="float" office:value="0.20703125">
            <text:p>0.2070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3053">
            <text:p>113053</text:p>
          </table:table-cell>
          <table:table-cell office:value-type="string">
            <text:p>ridiculous</text:p>
          </table:table-cell>
          <table:table-cell office:value-type="float" office:value="0.21875">
            <text:p>0.2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3202">
            <text:p>113202</text:p>
          </table:table-cell>
          <table:table-cell office:value-type="string">
            <text:p>rigorous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3378">
            <text:p>113378</text:p>
          </table:table-cell>
          <table:table-cell office:value-type="string">
            <text:p>risk</text:p>
          </table:table-cell>
          <table:table-cell office:value-type="float" office:value="-0.07421875">
            <text:p>-0.0742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4735">
            <text:p>114735</text:p>
          </table:table-cell>
          <table:table-cell office:value-type="string">
            <text:p>ruin</text:p>
          </table:table-cell>
          <table:table-cell office:value-type="float" office:value="-0.0254516602">
            <text:p>-0.025451660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5281">
            <text:p>115281</text:p>
          </table:table-cell>
          <table:table-cell office:value-type="string">
            <text:p>sadly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5291">
            <text:p>115291</text:p>
          </table:table-cell>
          <table:table-cell office:value-type="string">
            <text:p>safe</text:p>
          </table:table-cell>
          <table:table-cell office:value-type="float" office:value="0.0703125">
            <text:p>0.070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6840">
            <text:p>116840</text:p>
          </table:table-cell>
          <table:table-cell office:value-type="string">
            <text:p>scandalous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6865">
            <text:p>116865</text:p>
          </table:table-cell>
          <table:table-cell office:value-type="string">
            <text:p>scapegoat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6900">
            <text:p>116900</text:p>
          </table:table-cell>
          <table:table-cell office:value-type="string">
            <text:p>scare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7367">
            <text:p>117367</text:p>
          </table:table-cell>
          <table:table-cell office:value-type="string">
            <text:p>scold</text:p>
          </table:table-cell>
          <table:table-cell office:value-type="float" office:value="-0.3125">
            <text:p>-0.3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7444">
            <text:p>117444</text:p>
          </table:table-cell>
          <table:table-cell office:value-type="string">
            <text:p>scorn</text:p>
          </table:table-cell>
          <table:table-cell office:value-type="float" office:value="-0.40625">
            <text:p>-0.406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8787">
            <text:p>118787</text:p>
          </table:table-cell>
          <table:table-cell office:value-type="string">
            <text:p>selfish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8790">
            <text:p>118790</text:p>
          </table:table-cell>
          <table:table-cell office:value-type="string">
            <text:p>selfishness</text:p>
          </table:table-cell>
          <table:table-cell office:value-type="float" office:value="-0.625">
            <text:p>-0.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9801">
            <text:p>119801</text:p>
          </table:table-cell>
          <table:table-cell office:value-type="string">
            <text:p>sexy</text:p>
          </table:table-cell>
          <table:table-cell office:value-type="float" office:value="0.625">
            <text:p>0.62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19912">
            <text:p>119912</text:p>
          </table:table-cell>
          <table:table-cell office:value-type="string">
            <text:p>shaky</text:p>
          </table:table-cell>
          <table:table-cell office:value-type="float" office:value="-0.1875">
            <text:p>-0.1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9940">
            <text:p>119940</text:p>
          </table:table-cell>
          <table:table-cell office:value-type="string">
            <text:p>shame</text:p>
          </table:table-cell>
          <table:table-cell office:value-type="float" office:value="-0.521484375">
            <text:p>-0.5214843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19946">
            <text:p>119946</text:p>
          </table:table-cell>
          <table:table-cell office:value-type="string">
            <text:p>shameful</text:p>
          </table:table-cell>
          <table:table-cell office:value-type="float" office:value="-0.4375">
            <text:p>-0.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0481">
            <text:p>120481</text:p>
          </table:table-cell>
          <table:table-cell office:value-type="string">
            <text:p>shock</text:p>
          </table:table-cell>
          <table:table-cell office:value-type="float" office:value="-0.0614624023">
            <text:p>-0.06146240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1005">
            <text:p>121005</text:p>
          </table:table-cell>
          <table:table-cell office:value-type="string">
            <text:p>sick</text:p>
          </table:table-cell>
          <table:table-cell office:value-type="float" office:value="-0.1323242188">
            <text:p>-0.1323242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1256">
            <text:p>121256</text:p>
          </table:table-cell>
          <table:table-cell office:value-type="string">
            <text:p>significance</text:p>
          </table:table-cell>
          <table:table-cell office:value-type="float" office:value="0.0625">
            <text:p>0.06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1257">
            <text:p>121257</text:p>
          </table:table-cell>
          <table:table-cell office:value-type="string">
            <text:p>significant</text:p>
          </table:table-cell>
          <table:table-cell office:value-type="float" office:value="0.109375">
            <text:p>0.10937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1382">
            <text:p>121382</text:p>
          </table:table-cell>
          <table:table-cell office:value-type="string">
            <text:p>silly</text:p>
          </table:table-cell>
          <table:table-cell office:value-type="float" office:value="-0.2734375">
            <text:p>-0.273437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1640">
            <text:p>121640</text:p>
          </table:table-cell>
          <table:table-cell office:value-type="string">
            <text:p>sincere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1644">
            <text:p>121644</text:p>
          </table:table-cell>
          <table:table-cell office:value-type="string">
            <text:p>sincerity</text:p>
          </table:table-cell>
          <table:table-cell office:value-type="float" office:value="0.28125">
            <text:p>0.28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1659">
            <text:p>121659</text:p>
          </table:table-cell>
          <table:table-cell office:value-type="string">
            <text:p>sinful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2209">
            <text:p>122209</text:p>
          </table:table-cell>
          <table:table-cell office:value-type="string">
            <text:p>skepticism</text:p>
          </table:table-cell>
          <table:table-cell office:value-type="float" office:value="0.3125">
            <text:p>0.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2875">
            <text:p>122875</text:p>
          </table:table-cell>
          <table:table-cell office:value-type="string">
            <text:p>sluggish</text:p>
          </table:table-cell>
          <table:table-cell office:value-type="float" office:value="-0.09375">
            <text:p>-0.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3015">
            <text:p>123015</text:p>
          </table:table-cell>
          <table:table-cell office:value-type="string">
            <text:p>smear</text:p>
          </table:table-cell>
          <table:table-cell office:value-type="float" office:value="-0.326171875">
            <text:p>-0.32617187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3039">
            <text:p>123039</text:p>
          </table:table-cell>
          <table:table-cell office:value-type="string">
            <text:p>smile</text:p>
          </table:table-cell>
          <table:table-cell office:value-type="float" office:value="0.03125">
            <text:p>0.03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3046">
            <text:p>123046</text:p>
          </table:table-cell>
          <table:table-cell office:value-type="string">
            <text:p>smiling</text:p>
          </table:table-cell>
          <table:table-cell office:value-type="float" office:value="0.125">
            <text:p>0.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3985">
            <text:p>123985</text:p>
          </table:table-cell>
          <table:table-cell office:value-type="string">
            <text:p>solid</text:p>
          </table:table-cell>
          <table:table-cell office:value-type="float" office:value="0.0702695847">
            <text:p>0.07026958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4113">
            <text:p>124113</text:p>
          </table:table-cell>
          <table:table-cell office:value-type="string">
            <text:p>somber</text:p>
          </table:table-cell>
          <table:table-cell office:value-type="float" office:value="-0.4375">
            <text:p>-0.4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4224">
            <text:p>124224</text:p>
          </table:table-cell>
          <table:table-cell office:value-type="string">
            <text:p>soothe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4293">
            <text:p>124293</text:p>
          </table:table-cell>
          <table:table-cell office:value-type="string">
            <text:p>sore</text:p>
          </table:table-cell>
          <table:table-cell office:value-type="float" office:value="-0.28125">
            <text:p>-0.281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4323">
            <text:p>124323</text:p>
          </table:table-cell>
          <table:table-cell office:value-type="string">
            <text:p>sorrow</text:p>
          </table:table-cell>
          <table:table-cell office:value-type="float" office:value="-0.546875">
            <text:p>-0.546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4325">
            <text:p>124325</text:p>
          </table:table-cell>
          <table:table-cell office:value-type="string">
            <text:p>sorrowful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4850">
            <text:p>124850</text:p>
          </table:table-cell>
          <table:table-cell office:value-type="string">
            <text:p>sparkle</text:p>
          </table:table-cell>
          <table:table-cell office:value-type="float" office:value="0.109375">
            <text:p>0.10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5499">
            <text:p>125499</text:p>
          </table:table-cell>
          <table:table-cell office:value-type="string">
            <text:p>spirit</text:p>
          </table:table-cell>
          <table:table-cell office:value-type="float" office:value="0.19140625">
            <text:p>0.1914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5566">
            <text:p>125566</text:p>
          </table:table-cell>
          <table:table-cell office:value-type="string">
            <text:p>spiteful</text:p>
          </table:table-cell>
          <table:table-cell office:value-type="float" office:value="-0.25">
            <text:p>-0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5610">
            <text:p>125610</text:p>
          </table:table-cell>
          <table:table-cell office:value-type="string">
            <text:p>splendid</text:p>
          </table:table-cell>
          <table:table-cell office:value-type="float" office:value="0.6875">
            <text:p>0.6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6366">
            <text:p>126366</text:p>
          </table:table-cell>
          <table:table-cell office:value-type="string">
            <text:p>stab</text:p>
          </table:table-cell>
          <table:table-cell office:value-type="float" office:value="-0.046875">
            <text:p>-0.0468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6383">
            <text:p>126383</text:p>
          </table:table-cell>
          <table:table-cell office:value-type="string">
            <text:p>stable</text:p>
          </table:table-cell>
          <table:table-cell office:value-type="float" office:value="0.015625">
            <text:p>0.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6976">
            <text:p>126976</text:p>
          </table:table-cell>
          <table:table-cell office:value-type="string">
            <text:p>steadfast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6994">
            <text:p>126994</text:p>
          </table:table-cell>
          <table:table-cell office:value-type="string">
            <text:p>steal</text:p>
          </table:table-cell>
          <table:table-cell office:value-type="float" office:value="-0.2578125">
            <text:p>-0.25781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7297">
            <text:p>127297</text:p>
          </table:table-cell>
          <table:table-cell office:value-type="string">
            <text:p>stereotype</text:p>
          </table:table-cell>
          <table:table-cell office:value-type="float" office:value="-0.125">
            <text:p>-0.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7918">
            <text:p>127918</text:p>
          </table:table-cell>
          <table:table-cell office:value-type="string">
            <text:p>straight</text:p>
          </table:table-cell>
          <table:table-cell office:value-type="float" office:value="0.1245402098">
            <text:p>0.124540209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8231">
            <text:p>128231</text:p>
          </table:table-cell>
          <table:table-cell office:value-type="string">
            <text:p>stricken</text:p>
          </table:table-cell>
          <table:table-cell office:value-type="float" office:value="-0.1875">
            <text:p>-0.187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8252">
            <text:p>128252</text:p>
          </table:table-cell>
          <table:table-cell office:value-type="string">
            <text:p>strike</text:p>
          </table:table-cell>
          <table:table-cell office:value-type="float" office:value="-0.0058593955">
            <text:p>-0.005859395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8439">
            <text:p>128439</text:p>
          </table:table-cell>
          <table:table-cell office:value-type="string">
            <text:p>struggle</text:p>
          </table:table-cell>
          <table:table-cell office:value-type="float" office:value="-0.0390625">
            <text:p>-0.039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8539">
            <text:p>128539</text:p>
          </table:table-cell>
          <table:table-cell office:value-type="string">
            <text:p>stunned</text:p>
          </table:table-cell>
          <table:table-cell office:value-type="float" office:value="-0.3125">
            <text:p>-0.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8561">
            <text:p>128561</text:p>
          </table:table-cell>
          <table:table-cell office:value-type="string">
            <text:p>stupid</text:p>
          </table:table-cell>
          <table:table-cell office:value-type="float" office:value="-0.265625">
            <text:p>-0.26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9094">
            <text:p>129094</text:p>
          </table:table-cell>
          <table:table-cell office:value-type="string">
            <text:p>substantially</text:p>
          </table:table-cell>
          <table:table-cell office:value-type="float" office:value="0.125">
            <text:p>0.1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9184">
            <text:p>129184</text:p>
          </table:table-cell>
          <table:table-cell office:value-type="string">
            <text:p>success</text:p>
          </table:table-cell>
          <table:table-cell office:value-type="float" office:value="0.328125">
            <text:p>0.328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9185">
            <text:p>129185</text:p>
          </table:table-cell>
          <table:table-cell office:value-type="string">
            <text:p>successful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9279">
            <text:p>129279</text:p>
          </table:table-cell>
          <table:table-cell office:value-type="string">
            <text:p>suffer</text:p>
          </table:table-cell>
          <table:table-cell office:value-type="float" office:value="-0.162109375">
            <text:p>-0.162109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9284">
            <text:p>129284</text:p>
          </table:table-cell>
          <table:table-cell office:value-type="string">
            <text:p>suffering</text:p>
          </table:table-cell>
          <table:table-cell office:value-type="float" office:value="-0.71484375">
            <text:p>-0.714843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9357">
            <text:p>129357</text:p>
          </table:table-cell>
          <table:table-cell office:value-type="string">
            <text:p>suicidal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9440">
            <text:p>129440</text:p>
          </table:table-cell>
          <table:table-cell office:value-type="string">
            <text:p>sullen</text:p>
          </table:table-cell>
          <table:table-cell office:value-type="float" office:value="-0.1875">
            <text:p>-0.18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29697">
            <text:p>129697</text:p>
          </table:table-cell>
          <table:table-cell office:value-type="string">
            <text:p>superb</text:p>
          </table:table-cell>
          <table:table-cell office:value-type="float" office:value="0.875">
            <text:p>0.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29770">
            <text:p>129770</text:p>
          </table:table-cell>
          <table:table-cell office:value-type="string">
            <text:p>superior</text:p>
          </table:table-cell>
          <table:table-cell office:value-type="float" office:value="0.3147277832">
            <text:p>0.314727783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0185">
            <text:p>130185</text:p>
          </table:table-cell>
          <table:table-cell office:value-type="string">
            <text:p>suspect</text:p>
          </table:table-cell>
          <table:table-cell office:value-type="float" office:value="-0.015625">
            <text:p>-0.0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0208">
            <text:p>130208</text:p>
          </table:table-cell>
          <table:table-cell office:value-type="string">
            <text:p>suspicious</text:p>
          </table:table-cell>
          <table:table-cell office:value-type="float" office:value="-0.5625">
            <text:p>-0.56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0388">
            <text:p>130388</text:p>
          </table:table-cell>
          <table:table-cell office:value-type="string">
            <text:p>swear</text:p>
          </table:table-cell>
          <table:table-cell office:value-type="float" office:value="0.046875">
            <text:p>0.046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0446">
            <text:p>130446</text:p>
          </table:table-cell>
          <table:table-cell office:value-type="string">
            <text:p>sweet</text:p>
          </table:table-cell>
          <table:table-cell office:value-type="float" office:value="0.1198387146">
            <text:p>0.1198387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0798">
            <text:p>130798</text:p>
          </table:table-cell>
          <table:table-cell office:value-type="string">
            <text:p>sympathetic</text:p>
          </table:table-cell>
          <table:table-cell office:value-type="float" office:value="-0.10546875">
            <text:p>-0.105468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0810">
            <text:p>130810</text:p>
          </table:table-cell>
          <table:table-cell office:value-type="string">
            <text:p>sympathy</text:p>
          </table:table-cell>
          <table:table-cell office:value-type="float" office:value="-0.125">
            <text:p>-0.1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2812">
            <text:p>132812</text:p>
          </table:table-cell>
          <table:table-cell office:value-type="string">
            <text:p>tender</text:p>
          </table:table-cell>
          <table:table-cell office:value-type="float" office:value="0.0000562667846679688">
            <text:p>5.62667846679688E-0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2905">
            <text:p>132905</text:p>
          </table:table-cell>
          <table:table-cell office:value-type="string">
            <text:p>tense</text:p>
          </table:table-cell>
          <table:table-cell office:value-type="float" office:value="-0.03125">
            <text:p>-0.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2915">
            <text:p>132915</text:p>
          </table:table-cell>
          <table:table-cell office:value-type="string">
            <text:p>tension</text:p>
          </table:table-cell>
          <table:table-cell office:value-type="float" office:value="-0.140625">
            <text:p>-0.14062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074">
            <text:p>133074</text:p>
          </table:table-cell>
          <table:table-cell office:value-type="string">
            <text:p>terrible</text:p>
          </table:table-cell>
          <table:table-cell office:value-type="float" office:value="-0.46875">
            <text:p>-0.46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076">
            <text:p>133076</text:p>
          </table:table-cell>
          <table:table-cell office:value-type="string">
            <text:p>terribly</text:p>
          </table:table-cell>
          <table:table-cell office:value-type="float" office:value="0.1875">
            <text:p>0.187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080">
            <text:p>133080</text:p>
          </table:table-cell>
          <table:table-cell office:value-type="string">
            <text:p>terrific</text:p>
          </table:table-cell>
          <table:table-cell office:value-type="float" office:value="0.21875">
            <text:p>0.2187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3100">
            <text:p>133100</text:p>
          </table:table-cell>
          <table:table-cell office:value-type="string">
            <text:p>terror</text:p>
          </table:table-cell>
          <table:table-cell office:value-type="float" office:value="-0.078125">
            <text:p>-0.078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114">
            <text:p>133114</text:p>
          </table:table-cell>
          <table:table-cell office:value-type="string">
            <text:p>terrorize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3393">
            <text:p>133393</text:p>
          </table:table-cell>
          <table:table-cell office:value-type="string">
            <text:p>thankful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4073">
            <text:p>134073</text:p>
          </table:table-cell>
          <table:table-cell office:value-type="string">
            <text:p>thorny</text:p>
          </table:table-cell>
          <table:table-cell office:value-type="float" office:value="-0.625">
            <text:p>-0.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100">
            <text:p>134100</text:p>
          </table:table-cell>
          <table:table-cell office:value-type="string">
            <text:p>thoughtful</text:p>
          </table:table-cell>
          <table:table-cell office:value-type="float" office:value="0.515625">
            <text:p>0.5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4103">
            <text:p>134103</text:p>
          </table:table-cell>
          <table:table-cell office:value-type="string">
            <text:p>thoughtless</text:p>
          </table:table-cell>
          <table:table-cell office:value-type="float" office:value="0.0625">
            <text:p>0.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139">
            <text:p>134139</text:p>
          </table:table-cell>
          <table:table-cell office:value-type="string">
            <text:p>threat</text:p>
          </table:table-cell>
          <table:table-cell office:value-type="float" office:value="-0.140625">
            <text:p>-0.1406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140">
            <text:p>134140</text:p>
          </table:table-cell>
          <table:table-cell office:value-type="string">
            <text:p>threaten</text:p>
          </table:table-cell>
          <table:table-cell office:value-type="float" office:value="-0.1875">
            <text:p>-0.1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143">
            <text:p>134143</text:p>
          </table:table-cell>
          <table:table-cell office:value-type="string">
            <text:p>threatening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808">
            <text:p>134808</text:p>
          </table:table-cell>
          <table:table-cell office:value-type="string">
            <text:p>timid</text:p>
          </table:table-cell>
          <table:table-cell office:value-type="float" office:value="0.21875">
            <text:p>0.2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4961">
            <text:p>134961</text:p>
          </table:table-cell>
          <table:table-cell office:value-type="string">
            <text:p>tired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5291">
            <text:p>135291</text:p>
          </table:table-cell>
          <table:table-cell office:value-type="string">
            <text:p>tolerant</text:p>
          </table:table-cell>
          <table:table-cell office:value-type="float" office:value="0.203125">
            <text:p>0.2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5530">
            <text:p>135530</text:p>
          </table:table-cell>
          <table:table-cell office:value-type="string">
            <text:p>top</text:p>
          </table:table-cell>
          <table:table-cell office:value-type="float" office:value="-0.000003814697265625">
            <text:p>-3.814697265625E-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5713">
            <text:p>135713</text:p>
          </table:table-cell>
          <table:table-cell office:value-type="string">
            <text:p>torture</text:p>
          </table:table-cell>
          <table:table-cell office:value-type="float" office:value="0.06640625">
            <text:p>0.0664062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139">
            <text:p>136139</text:p>
          </table:table-cell>
          <table:table-cell office:value-type="string">
            <text:p>tragedy</text:p>
          </table:table-cell>
          <table:table-cell office:value-type="float" office:value="-0.4375">
            <text:p>-0.4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147">
            <text:p>136147</text:p>
          </table:table-cell>
          <table:table-cell office:value-type="string">
            <text:p>tragic</text:p>
          </table:table-cell>
          <table:table-cell office:value-type="float" office:value="-0.375">
            <text:p>-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239">
            <text:p>136239</text:p>
          </table:table-cell>
          <table:table-cell office:value-type="string">
            <text:p>tranquil</text:p>
          </table:table-cell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6536">
            <text:p>136536</text:p>
          </table:table-cell>
          <table:table-cell office:value-type="string">
            <text:p>traumatic</text:p>
          </table:table-cell>
          <table:table-cell office:value-type="float" office:value="-0.4375">
            <text:p>-0.4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598">
            <text:p>136598</text:p>
          </table:table-cell>
          <table:table-cell office:value-type="string">
            <text:p>travesty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622">
            <text:p>136622</text:p>
          </table:table-cell>
          <table:table-cell office:value-type="string">
            <text:p>treason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6627">
            <text:p>136627</text:p>
          </table:table-cell>
          <table:table-cell office:value-type="string">
            <text:p>treasure</text:p>
          </table:table-cell>
          <table:table-cell office:value-type="float" office:value="0.03125">
            <text:p>0.0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6963">
            <text:p>136963</text:p>
          </table:table-cell>
          <table:table-cell office:value-type="string">
            <text:p>trickery</text:p>
          </table:table-cell>
          <table:table-cell office:value-type="float" office:value="-0.125">
            <text:p>-0.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7229">
            <text:p>137229</text:p>
          </table:table-cell>
          <table:table-cell office:value-type="string">
            <text:p>triumph</text:p>
          </table:table-cell>
          <table:table-cell office:value-type="float" office:value="0.34375">
            <text:p>0.3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7232">
            <text:p>137232</text:p>
          </table:table-cell>
          <table:table-cell office:value-type="string">
            <text:p>triumphant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7428">
            <text:p>137428</text:p>
          </table:table-cell>
          <table:table-cell table:style-name="ce1" office:value-type="string">
            <text:p>true</text:p>
          </table:table-cell>
          <table:table-cell office:value-type="float" office:value="0.1068954468">
            <text:p>0.106895446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7537">
            <text:p>137537</text:p>
          </table:table-cell>
          <table:table-cell office:value-type="string">
            <text:p>trust</text:p>
          </table:table-cell>
          <table:table-cell office:value-type="float" office:value="0.2337036133">
            <text:p>0.2337036133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8530">
            <text:p>138530</text:p>
          </table:table-cell>
          <table:table-cell office:value-type="string">
            <text:p>ugly</text:p>
          </table:table-cell>
          <table:table-cell office:value-type="float" office:value="-0.625">
            <text:p>-0.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8730">
            <text:p>138730</text:p>
          </table:table-cell>
          <table:table-cell office:value-type="string">
            <text:p>unacceptable</text:p>
          </table:table-cell>
          <table:table-cell office:value-type="float" office:value="-0.15625">
            <text:p>-0.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8912">
            <text:p>138912</text:p>
          </table:table-cell>
          <table:table-cell office:value-type="string">
            <text:p>unbelievable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8925">
            <text:p>138925</text:p>
          </table:table-cell>
          <table:table-cell office:value-type="string">
            <text:p>unbiased</text:p>
          </table:table-cell>
          <table:table-cell office:value-type="float" office:value="-0.1875">
            <text:p>-0.18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38997">
            <text:p>138997</text:p>
          </table:table-cell>
          <table:table-cell office:value-type="string">
            <text:p>uncertain</text:p>
          </table:table-cell>
          <table:table-cell office:value-type="float" office:value="-0.21875">
            <text:p>-0.2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082">
            <text:p>139082</text:p>
          </table:table-cell>
          <table:table-cell office:value-type="string">
            <text:p>uncomfortable</text:p>
          </table:table-cell>
          <table:table-cell office:value-type="float" office:value="-0.6875">
            <text:p>-0.68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124">
            <text:p>139124</text:p>
          </table:table-cell>
          <table:table-cell office:value-type="string">
            <text:p>unconfirmed</text:p>
          </table:table-cell>
          <table:table-cell office:value-type="float" office:value="-0.625">
            <text:p>-0.625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232">
            <text:p>139232</text:p>
          </table:table-cell>
          <table:table-cell office:value-type="string">
            <text:p>undecided</text:p>
          </table:table-cell>
          <table:table-cell office:value-type="float" office:value="-0.34375">
            <text:p>-0.34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313">
            <text:p>139313</text:p>
          </table:table-cell>
          <table:table-cell office:value-type="string">
            <text:p>underestimate</text:p>
          </table:table-cell>
          <table:table-cell office:value-type="float" office:value="-0.21875">
            <text:p>-0.2187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445">
            <text:p>139445</text:p>
          </table:table-cell>
          <table:table-cell office:value-type="string">
            <text:p>undesirable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550">
            <text:p>139550</text:p>
          </table:table-cell>
          <table:table-cell office:value-type="string">
            <text:p>uneasy</text:p>
          </table:table-cell>
          <table:table-cell office:value-type="float" office:value="-0.5390625">
            <text:p>-0.53906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600">
            <text:p>139600</text:p>
          </table:table-cell>
          <table:table-cell office:value-type="string">
            <text:p>unequal</text:p>
          </table:table-cell>
          <table:table-cell office:value-type="float" office:value="-0.375">
            <text:p>-0.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771">
            <text:p>139771</text:p>
          </table:table-cell>
          <table:table-cell office:value-type="string">
            <text:p>unfulfilled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840">
            <text:p>139840</text:p>
          </table:table-cell>
          <table:table-cell office:value-type="string">
            <text:p>unhappy</text:p>
          </table:table-cell>
          <table:table-cell office:value-type="float" office:value="-0.71875">
            <text:p>-0.71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39853">
            <text:p>139853</text:p>
          </table:table-cell>
          <table:table-cell office:value-type="string">
            <text:p>unhealthy</text:p>
          </table:table-cell>
          <table:table-cell office:value-type="float" office:value="-0.4375">
            <text:p>-0.43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0194">
            <text:p>140194</text:p>
          </table:table-cell>
          <table:table-cell office:value-type="string">
            <text:p>unjust</text:p>
          </table:table-cell>
          <table:table-cell office:value-type="float" office:value="-0.34375">
            <text:p>-0.343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0830">
            <text:p>140830</text:p>
          </table:table-cell>
          <table:table-cell office:value-type="string">
            <text:p>unsettled</text:p>
          </table:table-cell>
          <table:table-cell office:value-type="float" office:value="-0.109375">
            <text:p>-0.109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0897">
            <text:p>140897</text:p>
          </table:table-cell>
          <table:table-cell office:value-type="string">
            <text:p>unsophisticated</text:p>
          </table:table-cell>
          <table:table-cell office:value-type="float" office:value="-0.25">
            <text:p>-0.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0927">
            <text:p>140927</text:p>
          </table:table-cell>
          <table:table-cell office:value-type="string">
            <text:p>unstable</text:p>
          </table:table-cell>
          <table:table-cell office:value-type="float" office:value="-0.2734375">
            <text:p>-0.2734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0986">
            <text:p>140986</text:p>
          </table:table-cell>
          <table:table-cell office:value-type="string">
            <text:p>unsupported</text:p>
          </table:table-cell>
          <table:table-cell office:value-type="float" office:value="-0.625">
            <text:p>-0.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1232">
            <text:p>141232</text:p>
          </table:table-cell>
          <table:table-cell office:value-type="string">
            <text:p>unworthy</text:p>
          </table:table-cell>
          <table:table-cell office:value-type="float" office:value="-0.15625">
            <text:p>-0.15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1377">
            <text:p>141377</text:p>
          </table:table-cell>
          <table:table-cell office:value-type="string">
            <text:p>upset</text:p>
          </table:table-cell>
          <table:table-cell office:value-type="float" office:value="-0.0585803986">
            <text:p>-0.058580398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1664">
            <text:p>141664</text:p>
          </table:table-cell>
          <table:table-cell office:value-type="string">
            <text:p>usefulness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1665">
            <text:p>141665</text:p>
          </table:table-cell>
          <table:table-cell office:value-type="string">
            <text:p>useless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3172">
            <text:p>143172</text:p>
          </table:table-cell>
          <table:table-cell office:value-type="string">
            <text:p>vicious</text:p>
          </table:table-cell>
          <table:table-cell office:value-type="float" office:value="-0.140625">
            <text:p>-0.140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3288">
            <text:p>143288</text:p>
          </table:table-cell>
          <table:table-cell office:value-type="string">
            <text:p>vigilant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3455">
            <text:p>143455</text:p>
          </table:table-cell>
          <table:table-cell office:value-type="string">
            <text:p>violent</text:p>
          </table:table-cell>
          <table:table-cell office:value-type="float" office:value="-0.0234375">
            <text:p>-0.023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3598">
            <text:p>143598</text:p>
          </table:table-cell>
          <table:table-cell office:value-type="string">
            <text:p>virtuous</text:p>
          </table:table-cell>
          <table:table-cell office:value-type="float" office:value="0.5625">
            <text:p>0.5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3672">
            <text:p>143672</text:p>
          </table:table-cell>
          <table:table-cell office:value-type="string">
            <text:p>visionary</text:p>
          </table:table-cell>
          <table:table-cell office:value-type="float" office:value="-0.125">
            <text:p>-0.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3745">
            <text:p>143745</text:p>
          </table:table-cell>
          <table:table-cell office:value-type="string">
            <text:p>vitality</text:p>
          </table:table-cell>
          <table:table-cell office:value-type="float" office:value="0.390625">
            <text:p>0.390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3823">
            <text:p>143823</text:p>
          </table:table-cell>
          <table:table-cell office:value-type="string">
            <text:p>vivacious</text:p>
          </table:table-cell>
          <table:table-cell office:value-type="float" office:value="0.625">
            <text:p>0.6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4151">
            <text:p>144151</text:p>
          </table:table-cell>
          <table:table-cell office:value-type="string">
            <text:p>vulnerable</text:p>
          </table:table-cell>
          <table:table-cell office:value-type="float" office:value="0.03125">
            <text:p>0.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4499">
            <text:p>144499</text:p>
          </table:table-cell>
          <table:table-cell office:value-type="string">
            <text:p>war</text:p>
          </table:table-cell>
          <table:table-cell office:value-type="float" office:value="-0.015625">
            <text:p>-0.0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4595">
            <text:p>144595</text:p>
          </table:table-cell>
          <table:table-cell office:value-type="string">
            <text:p>warning</text:p>
          </table:table-cell>
          <table:table-cell office:value-type="float" office:value="-0.140625">
            <text:p>-0.1406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4707">
            <text:p>144707</text:p>
          </table:table-cell>
          <table:table-cell office:value-type="string">
            <text:p>waste</text:p>
          </table:table-cell>
          <table:table-cell office:value-type="float" office:value="0.045791626">
            <text:p>0.0457916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5125">
            <text:p>145125</text:p>
          </table:table-cell>
          <table:table-cell office:value-type="string">
            <text:p>weakness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5132">
            <text:p>145132</text:p>
          </table:table-cell>
          <table:table-cell office:value-type="string">
            <text:p>wealthy</text:p>
          </table:table-cell>
          <table:table-cell office:value-type="float" office:value="-0.25">
            <text:p>-0.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5173">
            <text:p>145173</text:p>
          </table:table-cell>
          <table:table-cell office:value-type="string">
            <text:p>weary</text:p>
          </table:table-cell>
          <table:table-cell office:value-type="float" office:value="0.15625">
            <text:p>0.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5317">
            <text:p>145317</text:p>
          </table:table-cell>
          <table:table-cell office:value-type="string">
            <text:p>weep</text:p>
          </table:table-cell>
          <table:table-cell office:value-type="float" office:value="-0.75">
            <text:p>-0.7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5370">
            <text:p>145370</text:p>
          </table:table-cell>
          <table:table-cell office:value-type="string">
            <text:p>weird</text:p>
          </table:table-cell>
          <table:table-cell office:value-type="float" office:value="-0.0625">
            <text:p>-0.06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6308">
            <text:p>146308</text:p>
          </table:table-cell>
          <table:table-cell office:value-type="string">
            <text:p>wicked</text:p>
          </table:table-cell>
          <table:table-cell office:value-type="float" office:value="-0.3671875">
            <text:p>-0.3671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6723">
            <text:p>146723</text:p>
          </table:table-cell>
          <table:table-cell office:value-type="string">
            <text:p>willingness</text:p>
          </table:table-cell>
          <table:table-cell office:value-type="float" office:value="0.125">
            <text:p>0.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7221">
            <text:p>147221</text:p>
          </table:table-cell>
          <table:table-cell office:value-type="string">
            <text:p>woeful</text:p>
          </table:table-cell>
          <table:table-cell office:value-type="float" office:value="-0.8125">
            <text:p>-0.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309">
            <text:p>147309</text:p>
          </table:table-cell>
          <table:table-cell office:value-type="string">
            <text:p>wonderful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7328">
            <text:p>147328</text:p>
          </table:table-cell>
          <table:table-cell office:value-type="string">
            <text:p>woo</text:p>
          </table:table-cell>
          <table:table-cell office:value-type="float" office:value="0.1875">
            <text:p>0.187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7741">
            <text:p>147741</text:p>
          </table:table-cell>
          <table:table-cell office:value-type="string">
            <text:p>worn</text:p>
          </table:table-cell>
          <table:table-cell office:value-type="float" office:value="-0.5625">
            <text:p>-0.5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45">
            <text:p>147745</text:p>
          </table:table-cell>
          <table:table-cell office:value-type="string">
            <text:p>worried</text:p>
          </table:table-cell>
          <table:table-cell office:value-type="float" office:value="-0.8125">
            <text:p>-0.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51">
            <text:p>147751</text:p>
          </table:table-cell>
          <table:table-cell office:value-type="string">
            <text:p>worry</text:p>
          </table:table-cell>
          <table:table-cell office:value-type="float" office:value="0.1318359375">
            <text:p>0.1318359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52">
            <text:p>147752</text:p>
          </table:table-cell>
          <table:table-cell office:value-type="string">
            <text:p>worrying</text:p>
          </table:table-cell>
          <table:table-cell office:value-type="float" office:value="-0.21875">
            <text:p>-0.2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55">
            <text:p>147755</text:p>
          </table:table-cell>
          <table:table-cell office:value-type="string">
            <text:p>worse</text:p>
          </table:table-cell>
          <table:table-cell office:value-type="float" office:value="0.014">
            <text:p>0.0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58">
            <text:p>147758</text:p>
          </table:table-cell>
          <table:table-cell office:value-type="string">
            <text:p>worsening</text:p>
          </table:table-cell>
          <table:table-cell office:value-type="float" office:value="-0.125">
            <text:p>-0.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772">
            <text:p>147772</text:p>
          </table:table-cell>
          <table:table-cell office:value-type="string">
            <text:p>worth</text:p>
          </table:table-cell>
          <table:table-cell office:value-type="float" office:value="0.109375">
            <text:p>0.1093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7782">
            <text:p>147782</text:p>
          </table:table-cell>
          <table:table-cell office:value-type="string">
            <text:p>worthy</text:p>
          </table:table-cell>
          <table:table-cell office:value-type="float" office:value="0.640625">
            <text:p>0.6406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>
          <table:table-cell office:value-type="float" office:value="147823">
            <text:p>147823</text:p>
          </table:table-cell>
          <table:table-cell office:value-type="string">
            <text:p>wreck</text:p>
          </table:table-cell>
          <table:table-cell office:value-type="float" office:value="-0.34375">
            <text:p>-0.3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  <table:table-row table:style-name="ro1">
          <table:table-cell office:value-type="float" office:value="147936">
            <text:p>147936</text:p>
          </table:table-cell>
          <table:table-cell office:value-type="string">
            <text:p>wrong</text:p>
          </table:table-cell>
          <table:table-cell office:value-type="float" office:value="-0.4898071289">
            <text:p>-0.48980712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</table:table-row>
      </table:table>
      <table:table table:name="Sheet2" table:style-name="ta1"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10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SWN3</text:p>
          </table:table-cell>
          <table:table-cell office:value-type="string">
            <text:p>AFINN</text:p>
          </table:table-cell>
          <table:table-cell office:value-type="string">
            <text:p>OPFIND</text:p>
          </table:table-cell>
          <table:table-cell office:value-type="string">
            <text:p>NCR</text:p>
          </table:table-cell>
          <table:table-cell table:number-columns-repeated="10"/>
        </table:table-row>
        <table:table-row table:style-name="ro1">
          <table:table-cell office:value-type="string">
            <text:p>abuse</text:p>
          </table:table-cell>
          <table:table-cell table:style-name="ce4" office:value-type="float" office:value="-0.51171875">
            <text:p>-0.51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  <table:table-cell office:value-type="string">
            <text:p>ang,disg,fear,sadn</text:p>
          </table:table-cell>
          <table:table-cell table:number-columns-repeated="10"/>
        </table:table-row>
        <table:table-row table:style-name="ro1">
          <table:table-cell office:value-type="string">
            <text:p>adore</text:p>
          </table:table-cell>
          <table:table-cell table:style-name="ce4" office:value-type="float" office:value="0.375">
            <text:p>0.38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  <table:table-cell office:value-type="string">
            <text:p>ant, joy, trust</text:p>
          </table:table-cell>
          <table:table-cell table:number-columns-repeated="10"/>
        </table:table-row>
        <table:table-row table:style-name="ro1">
          <table:table-cell office:value-type="string">
            <text:p>cheer</text:p>
          </table:table-cell>
          <table:table-cell table:style-name="ce4" office:value-type="float" office:value="0.126953125">
            <text:p>0.13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 office:value-type="string">
            <text:p>ant, joy, surp, trust</text:p>
          </table:table-cell>
          <table:table-cell table:number-columns-repeated="10"/>
        </table:table-row>
        <table:table-row table:style-name="ro1">
          <table:table-cell office:value-type="string">
            <text:p>shame</text:p>
          </table:table-cell>
          <table:table-cell table:style-name="ce4" office:value-type="float" office:value="-0.521484375">
            <text:p>-0.52</text:p>
          </table:table-cell>
          <table:table-cell office:value-type="float" office:value="-2">
            <text:p>-2</text:p>
          </table:table-cell>
          <table:table-cell office:value-type="string">
            <text:p>negative</text:p>
          </table:table-cell>
          <table:table-cell office:value-type="string">
            <text:p>digs,fear,sadn</text:p>
          </table:table-cell>
          <table:table-cell table:number-columns-repeated="10"/>
        </table:table-row>
        <table:table-row table:style-name="ro1">
          <table:table-cell office:value-type="string">
            <text:p>stunned</text:p>
          </table:table-cell>
          <table:table-cell table:style-name="ce4" office:value-type="float" office:value="-0.3125">
            <text:p>-0.31</text:p>
          </table:table-cell>
          <table:table-cell office:value-type="float" office:value="-2">
            <text:p>-2</text:p>
          </table:table-cell>
          <table:table-cell office:value-type="string">
            <text:p>positive</text:p>
          </table:table-cell>
          <table:table-cell office:value-type="string">
            <text:p>fear, surpr</text:p>
          </table:table-cell>
          <table:table-cell table:number-columns-repeated="10"/>
        </table:table-row>
        <table:table-row table:style-name="ro1">
          <table:table-cell office:value-type="string">
            <text:p>sympathy</text:p>
          </table:table-cell>
          <table:table-cell table:style-name="ce4" office:value-type="float" office:value="-0.125">
            <text:p>-0.13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 office:value-type="string">
            <text:p>sadn</text:p>
          </table:table-cell>
          <table:table-cell table:number-columns-repeated="10"/>
        </table:table-row>
        <table:table-row table:style-name="ro1">
          <table:table-cell office:value-type="string">
            <text:p>trust</text:p>
          </table:table-cell>
          <table:table-cell table:style-name="ce4" office:value-type="float" office:value="0.2337036133">
            <text:p>0.23</text:p>
          </table:table-cell>
          <table:table-cell office:value-type="float" office:value="1">
            <text:p>1</text:p>
          </table:table-cell>
          <table:table-cell office:value-type="string">
            <text:p>positive</text:p>
          </table:table-cell>
          <table:table-cell office:value-type="string">
            <text:p>trust</text:p>
          </table:table-cell>
          <table:table-cell table:number-columns-repeated="10"/>
        </table:table-row>
        <table:table-row table:style-name="ro1">
          <table:table-cell office:value-type="string">
            <text:p>ugly</text:p>
          </table:table-cell>
          <table:table-cell table:style-name="ce4" office:value-type="float" office:value="-0.625">
            <text:p>-0.63</text:p>
          </table:table-cell>
          <table:table-cell office:value-type="float" office:value="-3">
            <text:p>-3</text:p>
          </table:table-cell>
          <table:table-cell office:value-type="string">
            <text:p>negative</text:p>
          </table:table-cell>
          <table:table-cell office:value-type="string">
            <text:p>disg</text:p>
          </table:table-cell>
          <table:table-cell table:number-columns-repeated="10"/>
        </table:table-row>
        <table:table-row table:style-name="ro1">
          <table:table-cell office:value-type="string">
            <text:p>wonderful</text:p>
          </table:table-cell>
          <table:table-cell table:style-name="ce4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  <table:table-cell office:value-type="string">
            <text:p>joy, surp, trust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office:value-type="string">
            <text:p>word</text:p>
          </table:table-cell>
          <table:table-cell office:value-type="string">
            <text:p>SWN3</text:p>
          </table:table-cell>
          <table:table-cell office:value-type="string">
            <text:p>Nanger</text:p>
          </table:table-cell>
          <table:table-cell office:value-type="string">
            <text:p>Nanticipation</text:p>
          </table:table-cell>
          <table:table-cell office:value-type="string">
            <text:p>Ndisgust</text:p>
          </table:table-cell>
          <table:table-cell office:value-type="string">
            <text:p>Nfear</text:p>
          </table:table-cell>
          <table:table-cell office:value-type="string">
            <text:p>Njoy</text:p>
          </table:table-cell>
          <table:table-cell office:value-type="string">
            <text:p>Nnegative</text:p>
          </table:table-cell>
          <table:table-cell office:value-type="string">
            <text:p>Npositive</text:p>
          </table:table-cell>
          <table:table-cell office:value-type="string">
            <text:p>Nsadness</text:p>
          </table:table-cell>
          <table:table-cell office:value-type="string">
            <text:p>Nsurprise</text:p>
          </table:table-cell>
          <table:table-cell office:value-type="string">
            <text:p>Ntrust</text:p>
          </table:table-cell>
          <table:table-cell office:value-type="string">
            <text:p>AFINN</text:p>
          </table:table-cell>
          <table:table-cell office:value-type="string">
            <text:p>OPFIND</text:p>
          </table:table-cell>
        </table:table-row>
        <table:table-row table:style-name="ro1">
          <table:table-cell/>
          <table:table-cell office:value-type="string">
            <text:p>blessing</text:p>
          </table:table-cell>
          <table:table-cell office:value-type="float" office:value="0.171875">
            <text:p>0.17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sitive</text:p>
          </table:table-cell>
        </table:table-row>
        <table:table-row table:style-name="ro1">
          <table:table-cell/>
          <table:table-cell office:value-type="string">
            <text:p>brilliant</text:p>
          </table:table-cell>
          <table:table-cell office:value-type="float" office:value="0.6171875">
            <text:p>0.61718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</table:table-row>
        <table:table-row table:style-name="ro1">
          <table:table-cell/>
          <table:table-cell office:value-type="string">
            <text:p>cheer</text:p>
          </table:table-cell>
          <table:table-cell office:value-type="float" office:value="0.126953125">
            <text:p>0.126953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sitive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word</text:p>
          </table:table-cell>
          <table:table-cell office:value-type="string">
            <text:p>SWN3</text:p>
          </table:table-cell>
          <table:table-cell office:value-type="string">
            <text:p>Nanger</text:p>
          </table:table-cell>
          <table:table-cell office:value-type="string">
            <text:p>Nanticipation</text:p>
          </table:table-cell>
          <table:table-cell office:value-type="string">
            <text:p>Ndisgust</text:p>
          </table:table-cell>
          <table:table-cell office:value-type="string">
            <text:p>Nfear</text:p>
          </table:table-cell>
          <table:table-cell office:value-type="string">
            <text:p>Njoy</text:p>
          </table:table-cell>
          <table:table-cell office:value-type="string">
            <text:p>Nnegative</text:p>
          </table:table-cell>
          <table:table-cell office:value-type="string">
            <text:p>Npositive</text:p>
          </table:table-cell>
          <table:table-cell office:value-type="string">
            <text:p>Nsadness</text:p>
          </table:table-cell>
          <table:table-cell office:value-type="string">
            <text:p>Nsurprise</text:p>
          </table:table-cell>
          <table:table-cell office:value-type="string">
            <text:p>Ntrust</text:p>
          </table:table-cell>
          <table:table-cell office:value-type="string">
            <text:p>AFINN</text:p>
          </table:table-cell>
          <table:table-cell office:value-type="string">
            <text:p>OPFIND</text:p>
          </table:table-cell>
          <table:table-cell/>
        </table:table-row>
        <table:table-row table:style-name="ro1">
          <table:table-cell office:value-type="string">
            <text:p>admit</text:p>
          </table:table-cell>
          <table:table-cell table:style-name="ce5" office:value-type="string">
            <text:p>9.765625E-4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audacious</text:p>
          </table:table-cell>
          <table:table-cell office:value-type="float" office:value="0.34375">
            <text:p>0.3437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excuse</text:p>
          </table:table-cell>
          <table:table-cell office:value-type="float" office:value="-0.0048828125">
            <text:p>-0.00488281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futile</text:p>
          </table:table-cell>
          <table:table-cell office:value-type="float" office:value="-0.5">
            <text:p>-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irresponsible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laugh</text:p>
          </table:table-cell>
          <table:table-cell office:value-type="float" office:value="0.046875">
            <text:p>0.046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ominous</text:p>
          </table:table-cell>
          <table:table-cell office:value-type="float" office:value="-0.625">
            <text:p>-0.6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rigorous</text:p>
          </table:table-cell>
          <table:table-cell office:value-type="float" office:value="-0.0625">
            <text:p>-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stunned</text:p>
          </table:table-cell>
          <table:table-cell office:value-type="float" office:value="-0.3125">
            <text:p>-0.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sympathetic</text:p>
          </table:table-cell>
          <table:table-cell office:value-type="float" office:value="-0.10546875">
            <text:p>-0.105468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sympathy</text:p>
          </table:table-cell>
          <table:table-cell office:value-type="float" office:value="-0.125">
            <text:p>-0.1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vulnerable</text:p>
          </table:table-cell>
          <table:table-cell office:value-type="float" office:value="0.03125">
            <text:p>0.03125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wonderful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ositive</text:p>
          </table:table-cell>
          <table:table-cell/>
        </table:table-row>
      </table:table>
      <table:table table:name="Sheet3" table:style-name="ta1">
        <table:table-column table:style-name="co15" table:number-columns-repeated="10" table:default-cell-style-name="Default"/>
        <table:table-row table:style-name="ro3">
          <table:table-cell/>
          <table:table-cell office:value-type="string">
            <text:p>UniqueWords</text:p>
          </table:table-cell>
          <table:table-cell table:number-columns-repeated="8"/>
        </table:table-row>
        <table:table-row table:style-name="ro3">
          <table:table-cell office:value-type="string">
            <text:p>AFINN</text:p>
          </table:table-cell>
          <table:table-cell office:value-type="string">
            <text:p>woow,wtf,yeees, roflRolling On Floor Laughing, lol</text:p>
          </table:table-cell>
          <table:table-cell table:number-columns-repeated="8"/>
        </table:table-row>
        <table:table-row table:style-name="ro4">
          <table:table-cell office:value-type="string">
            <text:p>NCR</text:p>
          </table:table-cell>
          <table:table-cell table:number-columns-repeated="8"/>
          <table:table-cell table:style-name="ce3" office:value-type="string">
            <text:p><text:s text:c="12"/>wowww <text:s text:c="3"/>0 <text:s text:c="4"/>1 <text:s text:c="2"/>0 <text:s text:c="2"/>0</text:p>
          </table:table-cell>
        </table:table-row>
        <table:table-row table:style-name="ro5">
          <table:table-cell office:value-type="string">
            <text:p>SWN3</text:p>
          </table:table-cell>
          <table:table-cell table:number-columns-repeated="8"/>
          <table:table-cell table:style-name="ce3" office:value-type="string">
            <text:p>39270 <text:s text:c="11"/>wronged <text:s text:c="3"/>0 <text:s text:c="4"/>1 <text:s text:c="2"/>0 <text:s text:c="2"/>0</text:p>
          </table:table-cell>
        </table:table-row>
        <table:table-row table:style-name="ro5">
          <table:table-cell office:value-type="string">
            <text:p>OPFINDER</text:p>
          </table:table-cell>
          <table:table-cell table:number-columns-repeated="8"/>
          <table:table-cell table:style-name="ce3" office:value-type="string">
            <text:p>39283 <text:s text:c="15"/>wtf <text:s text:c="3"/>0 <text:s text:c="4"/>1 <text:s text:c="2"/>0 <text:s text:c="2"/>0</text:p>
          </table:table-cell>
        </table:table-row>
        <table:table-row table:style-name="ro6">
          <table:table-cell table:number-columns-repeated="9"/>
          <table:table-cell table:style-name="ce3" office:value-type="string">
            <text:p>39339 <text:s text:c="13"/>yeees 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5/02/2013</text:date>, <text:time>11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2T11:39:59</dc:date>
    <dc:creator>felipe </dc:creator>
    <meta:generator>LibreOffice/3.4$Linux LibreOffice_project/340m1$Build-402</meta:generator>
    <meta:editing-duration>PT1H35M25S</meta:editing-duration>
    <meta:editing-cycles>2</meta:editing-cycles>
    <meta:document-statistic meta:table-count="3" meta:cell-count="11756" meta:object-count="0"/>
  </office:meta>
</office:document-meta>
</file>